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7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10" style:family="table-cell" style:parent-style-name="Default" style:data-style-name="N109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n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tart</text:p>
          </table:table-cell>
          <table:table-cell table:style-name="ce6" table:formula="of:=['1'.$B5]" office:value-type="string" office:string-value="2020.01.06 00:05">
            <text:p>2020.01.06 00:05</text:p>
          </table:table-cell>
          <table:table-cell table:style-name="ce9" table:formula="of:=['2'.$B5]" office:value-type="string" office:string-value="2020.01.07 00:05">
            <text:p>2020.01.07 00:05</text:p>
          </table:table-cell>
          <table:table-cell table:style-name="ce9" table:formula="of:=['3'.$B5]" office:value-type="float" office:value="0">
            <text:p>0</text:p>
          </table:table-cell>
          <table:table-cell table:style-name="ce9" table:formula="of:=['4'.$B5]" office:value-type="float" office:value="0">
            <text:p>0</text:p>
          </table:table-cell>
          <table:table-cell table:style-name="ce9" table:formula="of:=['5'.$B5]" office:value-type="float" office:value="0">
            <text:p>0</text:p>
          </table:table-cell>
          <table:table-cell table:style-name="ce9" table:formula="of:=['6'.$B5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end</text:p>
          </table:table-cell>
          <table:table-cell table:style-name="ce6" table:formula="of:=['1'.$B6]" office:value-type="string" office:string-value="2020.01.06 23:55">
            <text:p>2020.01.06 23:55</text:p>
          </table:table-cell>
          <table:table-cell table:style-name="ce9" table:formula="of:=['2'.$B6]" office:value-type="string" office:string-value="2020.01.07 23:55">
            <text:p>2020.01.07 23:55</text:p>
          </table:table-cell>
          <table:table-cell table:style-name="ce9" table:formula="of:=['3'.$B6]" office:value-type="float" office:value="0">
            <text:p>0</text:p>
          </table:table-cell>
          <table:table-cell table:style-name="ce9" table:formula="of:=['4'.$B6]" office:value-type="float" office:value="0">
            <text:p>0</text:p>
          </table:table-cell>
          <table:table-cell table:style-name="ce9" table:formula="of:=['5'.$B6]" office:value-type="float" office:value="0">
            <text:p>0</text:p>
          </table:table-cell>
          <table:table-cell table:style-name="ce9" table:formula="of:=['6'.$B6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um : start - exit</text:p>
          </table:table-cell>
          <table:table-cell table:style-name="ce7" table:formula="of:=['1'.$B11]" office:value-type="float" office:value="6.166">
            <text:p>6.166</text:p>
          </table:table-cell>
          <table:table-cell table:style-name="ce10" table:formula="of:=['2'.$B11]" office:value-type="float" office:value="-8.04">
            <text:p>-8.040</text:p>
          </table:table-cell>
          <table:table-cell table:style-name="ce10" table:formula="of:=['3'.$B11]" office:value-type="float" office:value="0">
            <text:p>0.000</text:p>
          </table:table-cell>
          <table:table-cell table:style-name="ce10" table:formula="of:=['4'.$B11]" office:value-type="float" office:value="0">
            <text:p>0.000</text:p>
          </table:table-cell>
          <table:table-cell table:style-name="ce10" table:formula="of:=['5'.$B11]" office:value-type="float" office:value="0">
            <text:p>0.000</text:p>
          </table:table-cell>
          <table:table-cell table:style-name="ce10" table:formula="of:=['6'.$B11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9]" office:value-type="float" office:value="0">
            <text:p>0</text:p>
          </table:table-cell>
          <table:table-cell table:style-name="ce7" table:formula="of:=['1'.$D9]" office:value-type="float" office:value="0.965">
            <text:p>0.965</text:p>
          </table:table-cell>
          <table:table-cell table:style-name="ce10" table:formula="of:=['2'.$D9]" office:value-type="float" office:value="0.993">
            <text:p>0.993</text:p>
          </table:table-cell>
          <table:table-cell table:style-name="ce10" table:formula="of:=['3'.$D9]" office:value-type="float" office:value="0">
            <text:p>0.000</text:p>
          </table:table-cell>
          <table:table-cell table:style-name="ce10" table:formula="of:=['4'.$D9]" office:value-type="float" office:value="0">
            <text:p>0.000</text:p>
          </table:table-cell>
          <table:table-cell table:style-name="ce10" table:formula="of:=['5'.$D9]" office:value-type="float" office:value="0">
            <text:p>0.000</text:p>
          </table:table-cell>
          <table:table-cell table:style-name="ce10" table:formula="of:=['6'.$D9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0]" office:value-type="float" office:value="0">
            <text:p>0</text:p>
          </table:table-cell>
          <table:table-cell table:style-name="ce7" table:formula="of:=['1'.$D10]" office:value-type="float" office:value="0">
            <text:p>0.000</text:p>
          </table:table-cell>
          <table:table-cell table:style-name="ce10" table:formula="of:=['2'.$D10]" office:value-type="float" office:value="0.004">
            <text:p>0.004</text:p>
          </table:table-cell>
          <table:table-cell table:style-name="ce10" table:formula="of:=['3'.$D10]" office:value-type="float" office:value="0">
            <text:p>0.000</text:p>
          </table:table-cell>
          <table:table-cell table:style-name="ce10" table:formula="of:=['4'.$D10]" office:value-type="float" office:value="0">
            <text:p>0.000</text:p>
          </table:table-cell>
          <table:table-cell table:style-name="ce10" table:formula="of:=['5'.$D10]" office:value-type="float" office:value="0">
            <text:p>0.000</text:p>
          </table:table-cell>
          <table:table-cell table:style-name="ce10" table:formula="of:=['6'.$D10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8" table:formula="of:=[.C4]" office:value-type="float" office:value="1">
            <text:p>1</text:p>
          </table:table-cell>
          <table:table-cell table:style-name="ce8" table:formula="of:=[.D4]" office:value-type="float" office:value="2">
            <text:p>2</text:p>
          </table:table-cell>
          <table:table-cell table:style-name="ce8" table:formula="of:=[.E4]" office:value-type="float" office:value="3">
            <text:p>3</text:p>
          </table:table-cell>
          <table:table-cell table:style-name="ce8" table:formula="of:=[.F4]" office:value-type="float" office:value="4">
            <text:p>4</text:p>
          </table:table-cell>
          <table:table-cell table:style-name="ce8" table:formula="of:=[.G4]" office:value-type="float" office:value="5">
            <text:p>5</text:p>
          </table:table-cell>
          <table:table-cell table:style-name="ce8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8" table:formula="of:=[.C7]" office:value-type="float" office:value="6.166">
            <text:p>6.166</text:p>
          </table:table-cell>
          <table:table-cell table:style-name="ce8" table:formula="of:=[.D7]" office:value-type="float" office:value="-8.04">
            <text:p>-8.04</text:p>
          </table:table-cell>
          <table:table-cell table:style-name="ce8" table:formula="of:=[.E7]" office:value-type="float" office:value="0">
            <text:p>0</text:p>
          </table:table-cell>
          <table:table-cell table:style-name="ce8" table:formula="of:=[.F7]" office:value-type="float" office:value="0">
            <text:p>0</text:p>
          </table:table-cell>
          <table:table-cell table:style-name="ce8" table:formula="of:=[.G7]" office:value-type="float" office:value="0">
            <text:p>0</text:p>
          </table:table-cell>
          <table:table-cell table:style-name="ce8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float" office:value="0">
            <text:p>0</text:p>
          </table:table-cell>
          <table:table-cell table:style-name="ce8" table:formula="of:=[.C9]" office:value-type="float" office:value="0">
            <text:p>0</text:p>
          </table:table-cell>
          <table:table-cell table:style-name="ce8" table:formula="of:=[.D9]" office:value-type="float" office:value="0.004">
            <text:p>0.004</text:p>
          </table:table-cell>
          <table:table-cell table:style-name="ce8" table:formula="of:=[.E9]" office:value-type="float" office:value="0">
            <text:p>0</text:p>
          </table:table-cell>
          <table:table-cell table:style-name="ce8" table:formula="of:=[.F9]" office:value-type="float" office:value="0">
            <text:p>0</text:p>
          </table:table-cell>
          <table:table-cell table:style-name="ce8" table:formula="of:=[.G9]" office:value-type="float" office:value="0">
            <text:p>0</text:p>
          </table:table-cell>
          <table:table-cell table:style-name="ce8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3]" office:value-type="float" office:value="0">
            <text:p>0</text:p>
          </table:table-cell>
          <table:table-cell table:style-name="ce3" table:number-columns-repeated="2"/>
          <table:table-cell table:style-name="ce3" table:formula="of:=['3'.B13]" office:value-type="float" office:value="0">
            <text:p>0</text:p>
          </table:table-cell>
          <table:table-cell table:style-name="ce3" table:formula="of:=['4'.B13]" office:value-type="float" office:value="0">
            <text:p>0</text:p>
          </table:table-cell>
          <table:table-cell table:style-name="ce3" table:formula="of:=['5'.B13]" office:value-type="float" office:value="0">
            <text:p>0</text:p>
          </table:table-cell>
          <table:table-cell table:style-name="ce3" table:formula="of:=['6'.B13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4]" office:value-type="float" office:value="0">
            <text:p>0</text:p>
          </table:table-cell>
          <table:table-cell table:style-name="ce3" table:number-columns-repeated="2"/>
          <table:table-cell table:style-name="ce3" table:formula="of:=['3'.B14]" office:value-type="float" office:value="0">
            <text:p>0</text:p>
          </table:table-cell>
          <table:table-cell table:style-name="ce3" table:formula="of:=['4'.B14]" office:value-type="float" office:value="0">
            <text:p>0</text:p>
          </table:table-cell>
          <table:table-cell table:style-name="ce3" table:formula="of:=['5'.B14]" office:value-type="float" office:value="0">
            <text:p>0</text:p>
          </table:table-cell>
          <table:table-cell table:style-name="ce3" table:formula="of:=['6'.B14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2/27/2020 14:13:41 : FxTestController.php : 47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06_0005-20200106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06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06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022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020"/>
        </table:table-row>
        <table:table-row table:style-name="ro3">
          <table:table-cell office:value-type="string">
            <text:p>$numOf_SLs</text:p>
          </table:table-cell>
          <table:table-cell office:value-type="float" office:value="274">
            <text:p>274</text:p>
          </table:table-cell>
          <table:table-cell office:value-type="string">
            <text:p>of all Pos</text:p>
          </table:table-cell>
          <table:table-cell office:value-type="float" office:value="0.965">
            <text:p>0.965</text:p>
          </table:table-cell>
          <table:table-cell table:number-columns-repeated="1020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table:style-name="ce14" office:value-type="float" office:value="0">
            <text:p>0.000</text:p>
          </table:table-cell>
          <table:table-cell table:number-columns-repeated="1020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6.166">
            <text:p>6.166</text:p>
          </table:table-cell>
          <table:table-cell table:number-columns-repeated="1022"/>
        </table:table-row>
        <table:table-row table:style-name="ro3">
          <table:table-cell office:value-type="string">
            <text:p>xt_idx = -1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4"/>
          <table:table-cell table:formula="of:=SUM([.Q17:.Q300])" office:value-type="float" office:value="6.16599999999941">
            <text:p>6.166</text:p>
          </table:table-cell>
          <table:table-cell table:number-columns-repeated="1007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number-columns-repeated="1007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4.893">
            <text:p>74.893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82">
            <text:p>74.882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82">
            <text:p>74.882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4.92">
            <text:p>74.92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6 00:1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82">
            <text:p>74.882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82">
            <text:p>74.882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4.942">
            <text:p>74.942</text:p>
          </table:table-cell>
          <table:table-cell table:style-name="ce13" office:value-type="string">
            <text:p>2020.01.06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6 00:1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37">
            <text:p>74.837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37">
            <text:p>74.837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4.9">
            <text:p>74.9</text:p>
          </table:table-cell>
          <table:table-cell table:style-name="ce13" office:value-type="string">
            <text:p>2020.01.06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37">
            <text:p>74.837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37">
            <text:p>74.837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99">
            <text:p>74.899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3" office:value-type="float" office:value="74.874">
            <text:p>74.874</text:p>
          </table:table-cell>
          <table:table-cell table:style-name="ce13" office:value-type="string">
            <text:p>2020.01.06 00: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4">
            <text:p>74.814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4">
            <text:p>74.814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4.886">
            <text:p>74.886</text:p>
          </table:table-cell>
          <table:table-cell table:style-name="ce13" office:value-type="string">
            <text:p>2020.01.06 0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3" office:value-type="float" office:value="74.876">
            <text:p>74.876</text:p>
          </table:table-cell>
          <table:table-cell table:style-name="ce13" office:value-type="string">
            <text:p>2020.01.06 00:3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6">
            <text:p>74.81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6">
            <text:p>74.81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4.892">
            <text:p>74.892</text:p>
          </table:table-cell>
          <table:table-cell table:style-name="ce13" office:value-type="string">
            <text:p>2020.01.06 0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4.878">
            <text:p>74.878</text:p>
          </table:table-cell>
          <table:table-cell table:style-name="ce13" office:value-type="string">
            <text:p>2020.01.06 00:3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8">
            <text:p>74.818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8">
            <text:p>74.818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4.883">
            <text:p>74.883</text:p>
          </table:table-cell>
          <table:table-cell table:style-name="ce13" office:value-type="string">
            <text:p>2020.01.06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4.844">
            <text:p>74.844</text:p>
          </table:table-cell>
          <table:table-cell table:style-name="ce13" office:value-type="string">
            <text:p>2020.01.06 00:4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4">
            <text:p>74.784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4">
            <text:p>74.784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4.847">
            <text:p>74.847</text:p>
          </table:table-cell>
          <table:table-cell table:style-name="ce13" office:value-type="string">
            <text:p>2020.01.06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4.842">
            <text:p>74.842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2">
            <text:p>74.782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2">
            <text:p>74.782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45">
            <text:p>74.845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4.845">
            <text:p>74.845</text:p>
          </table:table-cell>
          <table:table-cell table:style-name="ce13" office:value-type="string">
            <text:p>2020.01.06 00:5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5">
            <text:p>74.785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5">
            <text:p>74.785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4.847">
            <text:p>74.847</text:p>
          </table:table-cell>
          <table:table-cell table:style-name="ce13" office:value-type="string">
            <text:p>2020.01.06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4.846">
            <text:p>74.84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6">
            <text:p>74.78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6">
            <text:p>74.78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46">
            <text:p>74.84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4.77">
            <text:p>74.77</text:p>
          </table:table-cell>
          <table:table-cell table:style-name="ce13" office:value-type="string">
            <text:p>2020.01.06 01:0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752">
            <text:p>74.752</text:p>
          </table:table-cell>
          <table:table-cell table:style-name="ce13" office:value-type="string">
            <text:p>2020.01.06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752">
            <text:p>74.752</text:p>
          </table:table-cell>
          <table:table-cell table:style-name="ce13" office:value-type="string">
            <text:p>2020.01.06 01:1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812">
            <text:p>74.812</text:p>
          </table:table-cell>
          <table:table-cell table:style-name="ce13" office:value-type="string">
            <text:p>2020.01.06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4.771">
            <text:p>74.771</text:p>
          </table:table-cell>
          <table:table-cell table:style-name="ce13" office:value-type="string">
            <text:p>2020.01.06 01:0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4.787">
            <text:p>74.787</text:p>
          </table:table-cell>
          <table:table-cell table:style-name="ce13" office:value-type="string">
            <text:p>2020.01.06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74">
            <text:p>0.374</text:p>
          </table:table-cell>
          <table:table-cell table:number-columns-repeated="1007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4.782">
            <text:p>74.782</text:p>
          </table:table-cell>
          <table:table-cell table:style-name="ce13" office:value-type="string">
            <text:p>2020.01.06 01:1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4.8">
            <text:p>74.8</text:p>
          </table:table-cell>
          <table:table-cell table:style-name="ce13" office:value-type="string">
            <text:p>2020.01.06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63">
            <text:p>0.363</text:p>
          </table:table-cell>
          <table:table-cell table:number-columns-repeated="1007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4.797">
            <text:p>74.797</text:p>
          </table:table-cell>
          <table:table-cell table:style-name="ce13" office:value-type="string">
            <text:p>2020.01.06 01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817">
            <text:p>74.817</text:p>
          </table:table-cell>
          <table:table-cell table:style-name="ce13" office:value-type="string">
            <text:p>2020.01.06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48">
            <text:p>0.348</text:p>
          </table:table-cell>
          <table:table-cell table:number-columns-repeated="1007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4.763">
            <text:p>74.763</text:p>
          </table:table-cell>
          <table:table-cell table:style-name="ce13" office:value-type="string">
            <text:p>2020.01.06 01:2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81">
            <text:p>74.81</text:p>
          </table:table-cell>
          <table:table-cell table:style-name="ce13" office:value-type="string">
            <text:p>2020.01.06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8199999999999">
            <text:p>0.382</text:p>
          </table:table-cell>
          <table:table-cell table:number-columns-repeated="1007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4.773">
            <text:p>74.773</text:p>
          </table:table-cell>
          <table:table-cell table:style-name="ce13" office:value-type="string">
            <text:p>2020.01.06 01:2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813">
            <text:p>74.813</text:p>
          </table:table-cell>
          <table:table-cell table:style-name="ce13" office:value-type="string">
            <text:p>2020.01.06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72">
            <text:p>0.372</text:p>
          </table:table-cell>
          <table:table-cell table:number-columns-repeated="1007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4.792">
            <text:p>74.792</text:p>
          </table:table-cell>
          <table:table-cell table:style-name="ce13" office:value-type="string">
            <text:p>2020.01.06 01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86">
            <text:p>74.86</text:p>
          </table:table-cell>
          <table:table-cell table:style-name="ce13" office:value-type="string">
            <text:p>2020.01.06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5299999999999">
            <text:p>0.353</text:p>
          </table:table-cell>
          <table:table-cell table:number-columns-repeated="1007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4.84">
            <text:p>74.84</text:p>
          </table:table-cell>
          <table:table-cell table:style-name="ce13" office:value-type="string">
            <text:p>2020.01.06 01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912">
            <text:p>74.912</text:p>
          </table:table-cell>
          <table:table-cell table:style-name="ce13" office:value-type="string">
            <text:p>2020.01.06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0499999999999">
            <text:p>0.305</text:p>
          </table:table-cell>
          <table:table-cell table:number-columns-repeated="1007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4.898">
            <text:p>74.898</text:p>
          </table:table-cell>
          <table:table-cell table:style-name="ce13" office:value-type="string">
            <text:p>2020.01.06 01:4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6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47">
            <text:p>0.247</text:p>
          </table:table-cell>
          <table:table-cell table:number-columns-repeated="1007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4.898">
            <text:p>74.898</text:p>
          </table:table-cell>
          <table:table-cell table:style-name="ce13" office:value-type="string">
            <text:p>2020.01.06 01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4.944">
            <text:p>74.944</text:p>
          </table:table-cell>
          <table:table-cell table:style-name="ce13" office:value-type="string">
            <text:p>2020.01.06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47">
            <text:p>0.247</text:p>
          </table:table-cell>
          <table:table-cell table:number-columns-repeated="1007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4.945">
            <text:p>74.945</text:p>
          </table:table-cell>
          <table:table-cell table:style-name="ce13" office:value-type="string">
            <text:p>2020.01.06 01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4.96">
            <text:p>74.96</text:p>
          </table:table-cell>
          <table:table-cell table:style-name="ce13" office:value-type="string">
            <text:p>2020.01.06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">
            <text:p>0.2</text:p>
          </table:table-cell>
          <table:table-cell table:number-columns-repeated="1007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6 01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974">
            <text:p>74.974</text:p>
          </table:table-cell>
          <table:table-cell table:style-name="ce13" office:value-type="string">
            <text:p>2020.01.06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0899999999999">
            <text:p>0.209</text:p>
          </table:table-cell>
          <table:table-cell table:number-columns-repeated="1007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2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046">
            <text:p>75.046</text:p>
          </table:table-cell>
          <table:table-cell table:style-name="ce13" office:value-type="string">
            <text:p>2020.01.06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81">
            <text:p>0.181</text:p>
          </table:table-cell>
          <table:table-cell table:number-columns-repeated="1007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02:0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074">
            <text:p>75.074</text:p>
          </table:table-cell>
          <table:table-cell table:style-name="ce13" office:value-type="string">
            <text:p>2020.01.06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99999999999">
            <text:p>0.106</text:p>
          </table:table-cell>
          <table:table-cell table:number-columns-repeated="1007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07">
            <text:p>75.07</text:p>
          </table:table-cell>
          <table:table-cell table:style-name="ce13" office:value-type="string">
            <text:p>2020.01.06 02:1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5000000000003">
            <text:p>0.075</text:p>
          </table:table-cell>
          <table:table-cell table:number-columns-repeated="1007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063">
            <text:p>75.063</text:p>
          </table:table-cell>
          <table:table-cell table:style-name="ce13" office:value-type="string">
            <text:p>2020.01.06 02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106">
            <text:p>75.106</text:p>
          </table:table-cell>
          <table:table-cell table:style-name="ce13" office:value-type="string">
            <text:p>2020.01.06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999999999994">
            <text:p>0.082</text:p>
          </table:table-cell>
          <table:table-cell table:number-columns-repeated="1007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1">
            <text:p>75.1</text:p>
          </table:table-cell>
          <table:table-cell table:style-name="ce13" office:value-type="string">
            <text:p>2020.01.06 02:2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1">
            <text:p>75.1</text:p>
          </table:table-cell>
          <table:table-cell table:style-name="ce13" office:value-type="string">
            <text:p>2020.01.06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075">
            <text:p>75.075</text:p>
          </table:table-cell>
          <table:table-cell table:style-name="ce13" office:value-type="string">
            <text:p>2020.01.06 02:2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9999999999993">
            <text:p>0.07</text:p>
          </table:table-cell>
          <table:table-cell table:number-columns-repeated="1007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102">
            <text:p>75.102</text:p>
          </table:table-cell>
          <table:table-cell table:style-name="ce13" office:value-type="string">
            <text:p>2020.01.06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2999999999992">
            <text:p>0.043</text:p>
          </table:table-cell>
          <table:table-cell table:number-columns-repeated="1007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24">
            <text:p>75.124</text:p>
          </table:table-cell>
          <table:table-cell table:style-name="ce13" office:value-type="string">
            <text:p>2020.01.06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3999999999997">
            <text:p>0.044</text:p>
          </table:table-cell>
          <table:table-cell table:number-columns-repeated="1007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02:4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184">
            <text:p>75.184</text:p>
          </table:table-cell>
          <table:table-cell table:style-name="ce13" office:value-type="string">
            <text:p>2020.01.06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3999999999997">
            <text:p>0.044</text:p>
          </table:table-cell>
          <table:table-cell table:number-columns-repeated="1007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6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205">
            <text:p>75.205</text:p>
          </table:table-cell>
          <table:table-cell table:style-name="ce13" office:value-type="string">
            <text:p>2020.01.06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193">
            <text:p>75.193</text:p>
          </table:table-cell>
          <table:table-cell table:style-name="ce13" office:value-type="string">
            <text:p>2020.01.06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204">
            <text:p>75.204</text:p>
          </table:table-cell>
          <table:table-cell table:style-name="ce13" office:value-type="string">
            <text:p>2020.01.06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03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135">
            <text:p>75.135</text:p>
          </table:table-cell>
          <table:table-cell table:style-name="ce13" office:value-type="string">
            <text:p>2020.01.06 03:0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075">
            <text:p>75.075</text:p>
          </table:table-cell>
          <table:table-cell table:style-name="ce13" office:value-type="string">
            <text:p>2020.01.06 03:0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075">
            <text:p>75.075</text:p>
          </table:table-cell>
          <table:table-cell table:style-name="ce13" office:value-type="string">
            <text:p>2020.01.06 03:0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03:0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03:1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6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03:1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078">
            <text:p>75.078</text:p>
          </table:table-cell>
          <table:table-cell table:style-name="ce13" office:value-type="string">
            <text:p>2020.01.06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03:1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table:number-columns-repeated="1007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067">
            <text:p>75.067</text:p>
          </table:table-cell>
          <table:table-cell table:style-name="ce13" office:value-type="string">
            <text:p>2020.01.06 03:2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104">
            <text:p>75.104</text:p>
          </table:table-cell>
          <table:table-cell table:style-name="ce13" office:value-type="string">
            <text:p>2020.01.06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097">
            <text:p>75.097</text:p>
          </table:table-cell>
          <table:table-cell table:style-name="ce13" office:value-type="string">
            <text:p>2020.01.06 03:2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37">
            <text:p>75.037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37">
            <text:p>75.037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118">
            <text:p>75.118</text:p>
          </table:table-cell>
          <table:table-cell table:style-name="ce13" office:value-type="string">
            <text:p>2020.01.06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105">
            <text:p>75.105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049">
            <text:p>75.049</text:p>
          </table:table-cell>
          <table:table-cell table:style-name="ce13" office:value-type="string">
            <text:p>2020.01.06 03:4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051">
            <text:p>75.051</text:p>
          </table:table-cell>
          <table:table-cell table:style-name="ce13" office:value-type="string">
            <text:p>2020.01.06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038">
            <text:p>75.038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04">
            <text:p>75.04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6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6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988">
            <text:p>74.988</text:p>
          </table:table-cell>
          <table:table-cell table:style-name="ce13" office:value-type="string">
            <text:p>2020.01.06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4.877">
            <text:p>74.877</text:p>
          </table:table-cell>
          <table:table-cell table:style-name="ce13" office:value-type="string">
            <text:p>2020.01.06 03:5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4.915">
            <text:p>74.915</text:p>
          </table:table-cell>
          <table:table-cell table:style-name="ce13" office:value-type="string">
            <text:p>2020.01.06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4.915">
            <text:p>74.915</text:p>
          </table:table-cell>
          <table:table-cell table:style-name="ce13" office:value-type="string">
            <text:p>2020.01.06 04:0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6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1999999999987">
            <text:p>0.042</text:p>
          </table:table-cell>
          <table:table-cell table:number-columns-repeated="1007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6 04:0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0999999999987">
            <text:p>0.021</text:p>
          </table:table-cell>
          <table:table-cell table:number-columns-repeated="1007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04:1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2">
            <text:p>74.952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2">
            <text:p>74.952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4.986">
            <text:p>74.986</text:p>
          </table:table-cell>
          <table:table-cell table:style-name="ce13" office:value-type="string">
            <text:p>2020.01.06 04:1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999999999996">
            <text:p>0.023</text:p>
          </table:table-cell>
          <table:table-cell table:number-columns-repeated="1007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4.971">
            <text:p>74.971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7999999999997">
            <text:p>0.038</text:p>
          </table:table-cell>
          <table:table-cell table:number-columns-repeated="1007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4.958">
            <text:p>74.958</text:p>
          </table:table-cell>
          <table:table-cell table:style-name="ce13" office:value-type="string">
            <text:p>2020.01.06 04:2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052">
            <text:p>75.052</text:p>
          </table:table-cell>
          <table:table-cell table:style-name="ce13" office:value-type="string">
            <text:p>2020.01.06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1000000000002">
            <text:p>0.051</text:p>
          </table:table-cell>
          <table:table-cell table:number-columns-repeated="1007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04">
            <text:p>75.04</text:p>
          </table:table-cell>
          <table:table-cell table:style-name="ce13" office:value-type="string">
            <text:p>2020.01.06 04:3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8">
            <text:p>74.98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8">
            <text:p>74.98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051">
            <text:p>75.051</text:p>
          </table:table-cell>
          <table:table-cell table:style-name="ce13" office:value-type="string">
            <text:p>2020.01.0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052">
            <text:p>75.052</text:p>
          </table:table-cell>
          <table:table-cell table:style-name="ce13" office:value-type="string">
            <text:p>2020.01.06 04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2">
            <text:p>74.992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2">
            <text:p>74.992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044">
            <text:p>75.044</text:p>
          </table:table-cell>
          <table:table-cell table:style-name="ce13" office:value-type="string">
            <text:p>2020.01.06 04:4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06">
            <text:p>75.06</text:p>
          </table:table-cell>
          <table:table-cell table:style-name="ce13" office:value-type="string">
            <text:p>2020.01.06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049">
            <text:p>75.049</text:p>
          </table:table-cell>
          <table:table-cell table:style-name="ce13" office:value-type="string">
            <text:p>2020.01.06 04:4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038">
            <text:p>75.038</text:p>
          </table:table-cell>
          <table:table-cell table:style-name="ce13" office:value-type="string">
            <text:p>2020.01.06 04:5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069">
            <text:p>75.069</text:p>
          </table:table-cell>
          <table:table-cell table:style-name="ce13" office:value-type="string">
            <text:p>2020.01.06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057">
            <text:p>75.057</text:p>
          </table:table-cell>
          <table:table-cell table:style-name="ce13" office:value-type="string">
            <text:p>2020.01.06 04:5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7">
            <text:p>74.997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7">
            <text:p>74.997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057">
            <text:p>75.057</text:p>
          </table:table-cell>
          <table:table-cell table:style-name="ce13" office:value-type="string">
            <text:p>2020.01.06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05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063">
            <text:p>75.063</text:p>
          </table:table-cell>
          <table:table-cell table:style-name="ce13" office:value-type="string">
            <text:p>2020.01.06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5:0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8">
            <text:p>74.998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8">
            <text:p>74.998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064">
            <text:p>75.064</text:p>
          </table:table-cell>
          <table:table-cell table:style-name="ce13" office:value-type="string">
            <text:p>2020.01.06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05:1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3">
            <text:p>74.993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3">
            <text:p>74.993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041">
            <text:p>75.041</text:p>
          </table:table-cell>
          <table:table-cell table:style-name="ce13" office:value-type="string">
            <text:p>2020.01.06 05:1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054">
            <text:p>75.054</text:p>
          </table:table-cell>
          <table:table-cell table:style-name="ce13" office:value-type="string">
            <text:p>2020.01.06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05">
            <text:p>75.05</text:p>
          </table:table-cell>
          <table:table-cell table:style-name="ce13" office:value-type="string">
            <text:p>2020.01.06 05:2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">
            <text:p>74.99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">
            <text:p>74.99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6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047">
            <text:p>75.047</text:p>
          </table:table-cell>
          <table:table-cell table:style-name="ce13" office:value-type="string">
            <text:p>2020.01.06 05:2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6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016">
            <text:p>75.016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4.985">
            <text:p>74.985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91">
            <text:p>74.991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999999999996">
            <text:p>0.026</text:p>
          </table:table-cell>
          <table:table-cell table:number-columns-repeated="1007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4.99">
            <text:p>74.99</text:p>
          </table:table-cell>
          <table:table-cell table:style-name="ce13" office:value-type="string">
            <text:p>2020.01.06 05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table:number-columns-repeated="1007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05:5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031">
            <text:p>75.031</text:p>
          </table:table-cell>
          <table:table-cell table:style-name="ce13" office:value-type="string">
            <text:p>2020.01.06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05:5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0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4.997">
            <text:p>74.997</text:p>
          </table:table-cell>
          <table:table-cell table:style-name="ce13" office:value-type="string">
            <text:p>2020.01.06 06:0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6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4.99">
            <text:p>74.99</text:p>
          </table:table-cell>
          <table:table-cell table:style-name="ce13" office:value-type="string">
            <text:p>2020.01.06 06:1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table:number-columns-repeated="1007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06:1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6 06:2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6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6 06:2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071">
            <text:p>75.071</text:p>
          </table:table-cell>
          <table:table-cell table:style-name="ce13" office:value-type="string">
            <text:p>2020.01.06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400000000001">
            <text:p>-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06:3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065">
            <text:p>75.065</text:p>
          </table:table-cell>
          <table:table-cell table:style-name="ce13" office:value-type="string">
            <text:p>2020.01.06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047">
            <text:p>75.047</text:p>
          </table:table-cell>
          <table:table-cell table:style-name="ce13" office:value-type="string">
            <text:p>2020.01.06 06:3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049">
            <text:p>75.049</text:p>
          </table:table-cell>
          <table:table-cell table:style-name="ce13" office:value-type="string">
            <text:p>2020.01.06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035">
            <text:p>75.035</text:p>
          </table:table-cell>
          <table:table-cell table:style-name="ce13" office:value-type="string">
            <text:p>2020.01.06 06:40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036">
            <text:p>75.036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41">
            <text:p>75.04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6 06:50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6 07:20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6 07:2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06:5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044">
            <text:p>75.044</text:p>
          </table:table-cell>
          <table:table-cell table:style-name="ce13" office:value-type="string">
            <text:p>2020.01.06 07:0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6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6 07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6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95">
            <text:p>74.95</text:p>
          </table:table-cell>
          <table:table-cell table:style-name="ce13" office:value-type="string">
            <text:p>2020.01.06 08: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95">
            <text:p>74.95</text:p>
          </table:table-cell>
          <table:table-cell table:style-name="ce13" office:value-type="string">
            <text:p>2020.01.06 08:0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21">
            <text:p>74.921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21">
            <text:p>74.921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85">
            <text:p>74.985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6 07:2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004">
            <text:p>75.004</text:p>
          </table:table-cell>
          <table:table-cell table:style-name="ce13" office:value-type="string">
            <text:p>2020.01.06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4.998">
            <text:p>74.998</text:p>
          </table:table-cell>
          <table:table-cell table:style-name="ce13" office:value-type="string">
            <text:p>2020.01.06 07:2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38">
            <text:p>74.93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38">
            <text:p>74.93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4.998">
            <text:p>74.998</text:p>
          </table:table-cell>
          <table:table-cell table:style-name="ce13" office:value-type="string">
            <text:p>2020.01.06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7:3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8">
            <text:p>74.91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8">
            <text:p>74.91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6 07:3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8">
            <text:p>74.908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8">
            <text:p>74.908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4.98">
            <text:p>74.98</text:p>
          </table:table-cell>
          <table:table-cell table:style-name="ce13" office:value-type="string">
            <text:p>2020.01.06 07:4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2">
            <text:p>74.92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2">
            <text:p>74.92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4.974">
            <text:p>74.974</text:p>
          </table:table-cell>
          <table:table-cell table:style-name="ce13" office:value-type="string">
            <text:p>2020.01.06 07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4">
            <text:p>74.914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4">
            <text:p>74.914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7:5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4.977">
            <text:p>74.977</text:p>
          </table:table-cell>
          <table:table-cell table:style-name="ce13" office:value-type="string">
            <text:p>2020.01.06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4.971">
            <text:p>74.971</text:p>
          </table:table-cell>
          <table:table-cell table:style-name="ce13" office:value-type="string">
            <text:p>2020.01.06 07:5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1">
            <text:p>74.911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1">
            <text:p>74.911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4.971">
            <text:p>74.971</text:p>
          </table:table-cell>
          <table:table-cell table:style-name="ce13" office:value-type="string">
            <text:p>2020.01.06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4.961">
            <text:p>74.961</text:p>
          </table:table-cell>
          <table:table-cell table:style-name="ce13" office:value-type="string">
            <text:p>2020.01.06 08:0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6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4.948">
            <text:p>74.94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888">
            <text:p>74.888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888">
            <text:p>74.888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48">
            <text:p>74.94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4.917">
            <text:p>74.917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857">
            <text:p>74.857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857">
            <text:p>74.857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21">
            <text:p>74.921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4.878">
            <text:p>74.878</text:p>
          </table:table-cell>
          <table:table-cell table:style-name="ce13" office:value-type="string">
            <text:p>2020.01.06 08:1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881">
            <text:p>74.881</text:p>
          </table:table-cell>
          <table:table-cell table:style-name="ce13" office:value-type="string">
            <text:p>2020.01.06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11">
            <text:p>0.211</text:p>
          </table:table-cell>
          <table:table-cell table:number-columns-repeated="1007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4.873">
            <text:p>74.873</text:p>
          </table:table-cell>
          <table:table-cell table:style-name="ce13" office:value-type="string">
            <text:p>2020.01.06 08:2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912">
            <text:p>74.912</text:p>
          </table:table-cell>
          <table:table-cell table:style-name="ce13" office:value-type="string">
            <text:p>2020.01.06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1599999999999">
            <text:p>0.216</text:p>
          </table:table-cell>
          <table:table-cell table:number-columns-repeated="1007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08:2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85">
            <text:p>0.185</text:p>
          </table:table-cell>
          <table:table-cell table:number-columns-repeated="1007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4.895">
            <text:p>74.895</text:p>
          </table:table-cell>
          <table:table-cell table:style-name="ce13" office:value-type="string">
            <text:p>2020.01.06 08:3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4.918">
            <text:p>74.918</text:p>
          </table:table-cell>
          <table:table-cell table:style-name="ce13" office:value-type="string">
            <text:p>2020.01.06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94">
            <text:p>0.194</text:p>
          </table:table-cell>
          <table:table-cell table:number-columns-repeated="1007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4.911">
            <text:p>74.911</text:p>
          </table:table-cell>
          <table:table-cell table:style-name="ce13" office:value-type="string">
            <text:p>2020.01.06 08:3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912">
            <text:p>74.912</text:p>
          </table:table-cell>
          <table:table-cell table:style-name="ce13" office:value-type="string">
            <text:p>2020.01.06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78">
            <text:p>0.178</text:p>
          </table:table-cell>
          <table:table-cell table:number-columns-repeated="1007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4.889">
            <text:p>74.889</text:p>
          </table:table-cell>
          <table:table-cell table:style-name="ce13" office:value-type="string">
            <text:p>2020.01.06 08:4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4.922">
            <text:p>74.922</text:p>
          </table:table-cell>
          <table:table-cell table:style-name="ce13" office:value-type="string">
            <text:p>2020.01.06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">
            <text:p>0.2</text:p>
          </table:table-cell>
          <table:table-cell table:number-columns-repeated="1007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4.914">
            <text:p>74.914</text:p>
          </table:table-cell>
          <table:table-cell table:style-name="ce13" office:value-type="string">
            <text:p>2020.01.06 08:4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75">
            <text:p>0.175</text:p>
          </table:table-cell>
          <table:table-cell table:number-columns-repeated="1007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8:5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6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5">
            <text:p>0.125</text:p>
          </table:table-cell>
          <table:table-cell table:number-columns-repeated="1007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8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5">
            <text:p>0.125</text:p>
          </table:table-cell>
          <table:table-cell table:number-columns-repeated="1007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6 09:0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">
            <text:p>0.11</text:p>
          </table:table-cell>
          <table:table-cell table:number-columns-repeated="1007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6 09:0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000000000003">
            <text:p>0.081</text:p>
          </table:table-cell>
          <table:table-cell table:number-columns-repeated="1007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001">
            <text:p>75.001</text:p>
          </table:table-cell>
          <table:table-cell table:style-name="ce13" office:value-type="string">
            <text:p>2020.01.06 09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001">
            <text:p>75.001</text:p>
          </table:table-cell>
          <table:table-cell table:style-name="ce13" office:value-type="string">
            <text:p>2020.01.06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7999999999994">
            <text:p>0.088</text:p>
          </table:table-cell>
          <table:table-cell table:number-columns-repeated="1007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6 09:1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6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99999999999">
            <text:p>0.106</text:p>
          </table:table-cell>
          <table:table-cell table:number-columns-repeated="1007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9:2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044">
            <text:p>75.044</text:p>
          </table:table-cell>
          <table:table-cell table:style-name="ce13" office:value-type="string">
            <text:p>2020.01.06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043">
            <text:p>75.043</text:p>
          </table:table-cell>
          <table:table-cell table:style-name="ce13" office:value-type="string">
            <text:p>2020.01.06 09:2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999999999992">
            <text:p>0.046</text:p>
          </table:table-cell>
          <table:table-cell table:number-columns-repeated="1007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09:3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6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000000000005">
            <text:p>0.007</text:p>
          </table:table-cell>
          <table:table-cell table:number-columns-repeated="1007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09:3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74">
            <text:p>75.074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74">
            <text:p>75.074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6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124">
            <text:p>75.124</text:p>
          </table:table-cell>
          <table:table-cell table:style-name="ce13" office:value-type="string">
            <text:p>2020.01.06 09:4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4">
            <text:p>75.064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4">
            <text:p>75.064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147">
            <text:p>75.147</text:p>
          </table:table-cell>
          <table:table-cell table:style-name="ce13" office:value-type="string">
            <text:p>2020.01.06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6 09:4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76">
            <text:p>75.076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76">
            <text:p>75.076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149">
            <text:p>75.149</text:p>
          </table:table-cell>
          <table:table-cell table:style-name="ce13" office:value-type="string">
            <text:p>2020.01.06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6 09:5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71">
            <text:p>75.07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71">
            <text:p>75.07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135">
            <text:p>75.135</text:p>
          </table:table-cell>
          <table:table-cell table:style-name="ce13" office:value-type="string">
            <text:p>2020.01.06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9">
            <text:p>75.069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9">
            <text:p>75.069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081">
            <text:p>75.081</text:p>
          </table:table-cell>
          <table:table-cell table:style-name="ce13" office:value-type="string">
            <text:p>2020.01.06 10:0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077">
            <text:p>75.077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077">
            <text:p>75.077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6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121">
            <text:p>75.121</text:p>
          </table:table-cell>
          <table:table-cell table:style-name="ce13" office:value-type="string">
            <text:p>2020.01.06 10:0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1">
            <text:p>75.06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1">
            <text:p>75.06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137">
            <text:p>75.137</text:p>
          </table:table-cell>
          <table:table-cell table:style-name="ce13" office:value-type="string">
            <text:p>2020.01.06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10:1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6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113">
            <text:p>75.113</text:p>
          </table:table-cell>
          <table:table-cell table:style-name="ce13" office:value-type="string">
            <text:p>2020.01.06 10:2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114">
            <text:p>75.114</text:p>
          </table:table-cell>
          <table:table-cell table:style-name="ce13" office:value-type="string">
            <text:p>2020.01.06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091">
            <text:p>75.09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31">
            <text:p>75.03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31">
            <text:p>75.03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10:30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0:3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0:3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6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6 10:3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913">
            <text:p>74.913</text:p>
          </table:table-cell>
          <table:table-cell table:style-name="ce13" office:value-type="string">
            <text:p>2020.01.06 10:4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913">
            <text:p>74.913</text:p>
          </table:table-cell>
          <table:table-cell table:style-name="ce13" office:value-type="string">
            <text:p>2020.01.06 10:4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6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6 10:4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6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table:number-columns-repeated="1007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4.95">
            <text:p>74.95</text:p>
          </table:table-cell>
          <table:table-cell table:style-name="ce13" office:value-type="string">
            <text:p>2020.01.06 10:4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64999999999998">
            <text:p>0.065</text:p>
          </table:table-cell>
          <table:table-cell table:number-columns-repeated="1007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6 10:5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4.965">
            <text:p>74.965</text:p>
          </table:table-cell>
          <table:table-cell table:style-name="ce13" office:value-type="string">
            <text:p>2020.01.06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66000000000003">
            <text:p>0.066</text:p>
          </table:table-cell>
          <table:table-cell table:number-columns-repeated="1007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4.958">
            <text:p>74.958</text:p>
          </table:table-cell>
          <table:table-cell table:style-name="ce13" office:value-type="string">
            <text:p>2020.01.06 10:5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6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4.996">
            <text:p>74.996</text:p>
          </table:table-cell>
          <table:table-cell table:style-name="ce13" office:value-type="string">
            <text:p>2020.01.06 11:0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075">
            <text:p>75.075</text:p>
          </table:table-cell>
          <table:table-cell table:style-name="ce13" office:value-type="string">
            <text:p>2020.01.06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000000000005">
            <text:p>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021">
            <text:p>75.021</text:p>
          </table:table-cell>
          <table:table-cell table:style-name="ce13" office:value-type="string">
            <text:p>2020.01.06 11:1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6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8000000000003">
            <text:p>0.078</text:p>
          </table:table-cell>
          <table:table-cell table:number-columns-repeated="1007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11:1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031">
            <text:p>75.031</text:p>
          </table:table-cell>
          <table:table-cell table:style-name="ce13" office:value-type="string">
            <text:p>2020.01.06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000000000008">
            <text:p>0.079</text:p>
          </table:table-cell>
          <table:table-cell table:number-columns-repeated="1007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016">
            <text:p>75.016</text:p>
          </table:table-cell>
          <table:table-cell table:style-name="ce13" office:value-type="string">
            <text:p>2020.01.06 11:2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6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2999999999998">
            <text:p>0.083</text:p>
          </table:table-cell>
          <table:table-cell table:number-columns-repeated="1007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1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5999999999999">
            <text:p>0.086</text:p>
          </table:table-cell>
          <table:table-cell table:number-columns-repeated="1007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6 11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021">
            <text:p>75.021</text:p>
          </table:table-cell>
          <table:table-cell table:style-name="ce13" office:value-type="string">
            <text:p>2020.01.06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000000000003">
            <text:p>0.081</text:p>
          </table:table-cell>
          <table:table-cell table:number-columns-repeated="1007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4.993">
            <text:p>74.993</text:p>
          </table:table-cell>
          <table:table-cell table:style-name="ce13" office:value-type="string">
            <text:p>2020.01.06 11:3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061">
            <text:p>75.061</text:p>
          </table:table-cell>
          <table:table-cell table:style-name="ce13" office:value-type="string">
            <text:p>2020.01.06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600000000001">
            <text:p>0.106</text:p>
          </table:table-cell>
          <table:table-cell table:number-columns-repeated="1007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049">
            <text:p>75.049</text:p>
          </table:table-cell>
          <table:table-cell table:style-name="ce13" office:value-type="string">
            <text:p>2020.01.06 11:4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097">
            <text:p>75.097</text:p>
          </table:table-cell>
          <table:table-cell table:style-name="ce13" office:value-type="string">
            <text:p>2020.01.06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9999999999997">
            <text:p>0.05</text:p>
          </table:table-cell>
          <table:table-cell table:number-columns-repeated="1007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11:4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6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000000000005">
            <text:p>0.01</text:p>
          </table:table-cell>
          <table:table-cell table:number-columns-repeated="1007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112">
            <text:p>75.112</text:p>
          </table:table-cell>
          <table:table-cell table:style-name="ce13" office:value-type="string">
            <text:p>2020.01.06 11:5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122">
            <text:p>75.122</text:p>
          </table:table-cell>
          <table:table-cell table:style-name="ce13" office:value-type="string">
            <text:p>2020.01.06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999999999991">
            <text:p>-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102">
            <text:p>75.102</text:p>
          </table:table-cell>
          <table:table-cell table:style-name="ce13" office:value-type="string">
            <text:p>2020.01.06 11:5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106">
            <text:p>75.106</text:p>
          </table:table-cell>
          <table:table-cell table:style-name="ce13" office:value-type="string">
            <text:p>2020.01.06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105">
            <text:p>75.105</text:p>
          </table:table-cell>
          <table:table-cell table:style-name="ce13" office:value-type="string">
            <text:p>2020.01.06 12:0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6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6 12:0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6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999999999991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6 12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67">
            <text:p>75.067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67">
            <text:p>75.067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2:1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6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156">
            <text:p>75.156</text:p>
          </table:table-cell>
          <table:table-cell table:style-name="ce13" office:value-type="string">
            <text:p>2020.01.06 12:2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6">
            <text:p>75.096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6">
            <text:p>75.096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6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152">
            <text:p>75.152</text:p>
          </table:table-cell>
          <table:table-cell table:style-name="ce13" office:value-type="string">
            <text:p>2020.01.06 12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2">
            <text:p>75.092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2">
            <text:p>75.092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152">
            <text:p>75.152</text:p>
          </table:table-cell>
          <table:table-cell table:style-name="ce13" office:value-type="string">
            <text:p>2020.01.06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113">
            <text:p>75.113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121">
            <text:p>75.121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078">
            <text:p>75.078</text:p>
          </table:table-cell>
          <table:table-cell table:style-name="ce13" office:value-type="string">
            <text:p>2020.01.06 12:3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3:00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3:0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116">
            <text:p>75.116</text:p>
          </table:table-cell>
          <table:table-cell table:style-name="ce13" office:value-type="string">
            <text:p>2020.01.06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9999999999907">
            <text:p>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116">
            <text:p>75.116</text:p>
          </table:table-cell>
          <table:table-cell table:style-name="ce13" office:value-type="string">
            <text:p>2020.01.06 12:4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105">
            <text:p>75.105</text:p>
          </table:table-cell>
          <table:table-cell table:style-name="ce13" office:value-type="string">
            <text:p>2020.01.06 12:4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13:1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2:5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126">
            <text:p>75.126</text:p>
          </table:table-cell>
          <table:table-cell table:style-name="ce13" office:value-type="string">
            <text:p>2020.01.06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111">
            <text:p>75.111</text:p>
          </table:table-cell>
          <table:table-cell table:style-name="ce13" office:value-type="string">
            <text:p>2020.01.06 12:5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1">
            <text:p>75.051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1">
            <text:p>75.051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114">
            <text:p>75.114</text:p>
          </table:table-cell>
          <table:table-cell table:style-name="ce13" office:value-type="string">
            <text:p>2020.01.06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091">
            <text:p>75.091</text:p>
          </table:table-cell>
          <table:table-cell table:style-name="ce13" office:value-type="string">
            <text:p>2020.01.06 13:0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098">
            <text:p>75.098</text:p>
          </table:table-cell>
          <table:table-cell table:style-name="ce13" office:value-type="string">
            <text:p>2020.01.06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">
            <text:p>-0.012</text:p>
          </table:table-cell>
          <table:table-cell table:number-columns-repeated="1007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071">
            <text:p>75.071</text:p>
          </table:table-cell>
          <table:table-cell table:style-name="ce13" office:value-type="string">
            <text:p>2020.01.06 13:0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097">
            <text:p>75.097</text:p>
          </table:table-cell>
          <table:table-cell table:style-name="ce13" office:value-type="string">
            <text:p>2020.01.06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076">
            <text:p>75.076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05">
            <text:p>75.05</text:p>
          </table:table-cell>
          <table:table-cell table:style-name="ce13" office:value-type="string">
            <text:p>2020.01.06 13:1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064">
            <text:p>75.064</text:p>
          </table:table-cell>
          <table:table-cell table:style-name="ce13" office:value-type="string">
            <text:p>2020.01.06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8999999999996">
            <text:p>0.029</text:p>
          </table:table-cell>
          <table:table-cell table:number-columns-repeated="1007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13:2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083">
            <text:p>75.083</text:p>
          </table:table-cell>
          <table:table-cell table:style-name="ce13" office:value-type="string">
            <text:p>2020.01.06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081">
            <text:p>75.081</text:p>
          </table:table-cell>
          <table:table-cell table:style-name="ce13" office:value-type="string">
            <text:p>2020.01.06 13:2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111">
            <text:p>75.111</text:p>
          </table:table-cell>
          <table:table-cell table:style-name="ce13" office:value-type="string">
            <text:p>2020.01.06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3:3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139">
            <text:p>75.139</text:p>
          </table:table-cell>
          <table:table-cell table:style-name="ce13" office:value-type="string">
            <text:p>2020.01.06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9999999999987">
            <text:p>0.03</text:p>
          </table:table-cell>
          <table:table-cell table:number-columns-repeated="1007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102">
            <text:p>75.102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114">
            <text:p>75.114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6999999999987">
            <text:p>0.027</text:p>
          </table:table-cell>
          <table:table-cell table:number-columns-repeated="1007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076">
            <text:p>75.076</text:p>
          </table:table-cell>
          <table:table-cell table:style-name="ce13" office:value-type="string">
            <text:p>2020.01.06 13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097">
            <text:p>75.097</text:p>
          </table:table-cell>
          <table:table-cell table:style-name="ce13" office:value-type="string">
            <text:p>2020.01.06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2999999999997">
            <text:p>0.053</text:p>
          </table:table-cell>
          <table:table-cell table:number-columns-repeated="1007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3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078">
            <text:p>75.078</text:p>
          </table:table-cell>
          <table:table-cell table:style-name="ce13" office:value-type="string">
            <text:p>2020.01.06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065">
            <text:p>75.065</text:p>
          </table:table-cell>
          <table:table-cell table:style-name="ce13" office:value-type="string">
            <text:p>2020.01.06 13:5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092">
            <text:p>75.092</text:p>
          </table:table-cell>
          <table:table-cell table:style-name="ce13" office:value-type="string">
            <text:p>2020.01.06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3999999999993">
            <text:p>0.064</text:p>
          </table:table-cell>
          <table:table-cell table:number-columns-repeated="1007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13:5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9999999999992">
            <text:p>0.04</text:p>
          </table:table-cell>
          <table:table-cell table:number-columns-repeated="1007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072">
            <text:p>75.072</text:p>
          </table:table-cell>
          <table:table-cell table:style-name="ce13" office:value-type="string">
            <text:p>2020.01.06 14:0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091">
            <text:p>75.091</text:p>
          </table:table-cell>
          <table:table-cell table:style-name="ce13" office:value-type="string">
            <text:p>2020.01.06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6999999999988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065">
            <text:p>75.065</text:p>
          </table:table-cell>
          <table:table-cell table:style-name="ce13" office:value-type="string">
            <text:p>2020.01.06 14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116">
            <text:p>75.116</text:p>
          </table:table-cell>
          <table:table-cell table:style-name="ce13" office:value-type="string">
            <text:p>2020.01.06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3999999999993">
            <text:p>0.064</text:p>
          </table:table-cell>
          <table:table-cell table:number-columns-repeated="1007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14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6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999999999991">
            <text:p>0.022</text:p>
          </table:table-cell>
          <table:table-cell table:number-columns-repeated="1007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6 14:1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6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4:2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156">
            <text:p>75.156</text:p>
          </table:table-cell>
          <table:table-cell table:style-name="ce13" office:value-type="string">
            <text:p>2020.01.06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4:2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176">
            <text:p>75.176</text:p>
          </table:table-cell>
          <table:table-cell table:style-name="ce13" office:value-type="string">
            <text:p>2020.01.06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6 14:3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4:3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187">
            <text:p>75.187</text:p>
          </table:table-cell>
          <table:table-cell table:style-name="ce13" office:value-type="string">
            <text:p>2020.01.06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14:4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183">
            <text:p>75.183</text:p>
          </table:table-cell>
          <table:table-cell table:style-name="ce13" office:value-type="string">
            <text:p>2020.01.06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183">
            <text:p>75.183</text:p>
          </table:table-cell>
          <table:table-cell table:style-name="ce13" office:value-type="string">
            <text:p>2020.01.06 14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3">
            <text:p>75.123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3">
            <text:p>75.123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189">
            <text:p>75.189</text:p>
          </table:table-cell>
          <table:table-cell table:style-name="ce13" office:value-type="string">
            <text:p>2020.01.06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158">
            <text:p>75.158</text:p>
          </table:table-cell>
          <table:table-cell table:style-name="ce13" office:value-type="string">
            <text:p>2020.01.06 14:5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8">
            <text:p>75.098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8">
            <text:p>75.098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173">
            <text:p>75.173</text:p>
          </table:table-cell>
          <table:table-cell table:style-name="ce13" office:value-type="string">
            <text:p>2020.01.06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169">
            <text:p>75.169</text:p>
          </table:table-cell>
          <table:table-cell table:style-name="ce13" office:value-type="string">
            <text:p>2020.01.06 14:5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172">
            <text:p>75.172</text:p>
          </table:table-cell>
          <table:table-cell table:style-name="ce13" office:value-type="string">
            <text:p>2020.01.06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161">
            <text:p>75.161</text:p>
          </table:table-cell>
          <table:table-cell table:style-name="ce13" office:value-type="string">
            <text:p>2020.01.06 15:0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6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156">
            <text:p>75.156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6">
            <text:p>75.096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6">
            <text:p>75.096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61">
            <text:p>75.161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122">
            <text:p>75.122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15:2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5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091">
            <text:p>75.091</text:p>
          </table:table-cell>
          <table:table-cell table:style-name="ce13" office:value-type="string">
            <text:p>2020.01.06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5:2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5:2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092">
            <text:p>75.092</text:p>
          </table:table-cell>
          <table:table-cell table:style-name="ce13" office:value-type="string">
            <text:p>2020.01.06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15:3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068">
            <text:p>75.068</text:p>
          </table:table-cell>
          <table:table-cell table:style-name="ce13" office:value-type="string">
            <text:p>2020.01.06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6 15:3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07">
            <text:p>75.07</text:p>
          </table:table-cell>
          <table:table-cell table:style-name="ce13" office:value-type="string">
            <text:p>2020.01.06 15:4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5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084">
            <text:p>75.084</text:p>
          </table:table-cell>
          <table:table-cell table:style-name="ce13" office:value-type="string">
            <text:p>2020.01.06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15:5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083">
            <text:p>75.083</text:p>
          </table:table-cell>
          <table:table-cell table:style-name="ce13" office:value-type="string">
            <text:p>2020.01.06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999999999996">
            <text:p>-0.017</text:p>
          </table:table-cell>
          <table:table-cell table:number-columns-repeated="1007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072">
            <text:p>75.072</text:p>
          </table:table-cell>
          <table:table-cell table:style-name="ce13" office:value-type="string">
            <text:p>2020.01.06 15:5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08">
            <text:p>75.08</text:p>
          </table:table-cell>
          <table:table-cell table:style-name="ce13" office:value-type="string">
            <text:p>2020.01.06 16:0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08">
            <text:p>75.08</text:p>
          </table:table-cell>
          <table:table-cell table:style-name="ce13" office:value-type="string">
            <text:p>2020.01.06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068">
            <text:p>75.068</text:p>
          </table:table-cell>
          <table:table-cell table:style-name="ce13" office:value-type="string">
            <text:p>2020.01.06 16:0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102">
            <text:p>75.102</text:p>
          </table:table-cell>
          <table:table-cell table:style-name="ce13" office:value-type="string">
            <text:p>2020.01.06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044">
            <text:p>75.044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52">
            <text:p>75.05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3">
            <text:p>75.03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6 16:2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6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004">
            <text:p>75.004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6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005">
            <text:p>75.005</text:p>
          </table:table-cell>
          <table:table-cell table:style-name="ce13" office:value-type="string">
            <text:p>2020.01.06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4.97">
            <text:p>74.97</text:p>
          </table:table-cell>
          <table:table-cell table:style-name="ce13" office:value-type="string">
            <text:p>2020.01.06 16: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6 16:4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9">
            <text:p>74.909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9">
            <text:p>74.909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6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3">
            <text:p>74.903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3">
            <text:p>74.903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2">
            <text:p>74.902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2">
            <text:p>74.902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9999999999956">
            <text:p>-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4.87">
            <text:p>74.87</text:p>
          </table:table-cell>
          <table:table-cell table:style-name="ce13" office:value-type="string">
            <text:p>2020.01.06 16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4.914">
            <text:p>74.914</text:p>
          </table:table-cell>
          <table:table-cell table:style-name="ce13" office:value-type="string">
            <text:p>2020.01.06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1499999999999">
            <text:p>0.215</text:p>
          </table:table-cell>
          <table:table-cell table:number-columns-repeated="1007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4.915">
            <text:p>74.915</text:p>
          </table:table-cell>
          <table:table-cell table:style-name="ce13" office:value-type="string">
            <text:p>2020.01.06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4.922">
            <text:p>74.922</text:p>
          </table:table-cell>
          <table:table-cell table:style-name="ce13" office:value-type="string">
            <text:p>2020.01.06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6999999999999">
            <text:p>0.17</text:p>
          </table:table-cell>
          <table:table-cell table:number-columns-repeated="1007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4.905">
            <text:p>74.905</text:p>
          </table:table-cell>
          <table:table-cell table:style-name="ce13" office:value-type="string">
            <text:p>2020.01.06 17:0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6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7999999999999">
            <text:p>0.18</text:p>
          </table:table-cell>
          <table:table-cell table:number-columns-repeated="1007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4.92">
            <text:p>74.92</text:p>
          </table:table-cell>
          <table:table-cell table:style-name="ce13" office:value-type="string">
            <text:p>2020.01.06 17:1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941">
            <text:p>74.941</text:p>
          </table:table-cell>
          <table:table-cell table:style-name="ce13" office:value-type="string">
            <text:p>2020.01.06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6499999999999">
            <text:p>0.165</text:p>
          </table:table-cell>
          <table:table-cell table:number-columns-repeated="1007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17:1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922">
            <text:p>74.922</text:p>
          </table:table-cell>
          <table:table-cell table:style-name="ce13" office:value-type="string">
            <text:p>2020.01.06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81">
            <text:p>0.181</text:p>
          </table:table-cell>
          <table:table-cell table:number-columns-repeated="1007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4.918">
            <text:p>74.918</text:p>
          </table:table-cell>
          <table:table-cell table:style-name="ce13" office:value-type="string">
            <text:p>2020.01.06 17:2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6699999999999">
            <text:p>0.167</text:p>
          </table:table-cell>
          <table:table-cell table:number-columns-repeated="1007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4.974">
            <text:p>74.974</text:p>
          </table:table-cell>
          <table:table-cell table:style-name="ce13" office:value-type="string">
            <text:p>2020.01.06 17:2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099999999999">
            <text:p>0.111</text:p>
          </table:table-cell>
          <table:table-cell table:number-columns-repeated="1007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17:3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999999999992">
            <text:p>0.046</text:p>
          </table:table-cell>
          <table:table-cell table:number-columns-repeated="1007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003">
            <text:p>75.003</text:p>
          </table:table-cell>
          <table:table-cell table:style-name="ce13" office:value-type="string">
            <text:p>2020.01.06 17:3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999999999994">
            <text:p>0.082</text:p>
          </table:table-cell>
          <table:table-cell table:number-columns-repeated="1007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029">
            <text:p>75.029</text:p>
          </table:table-cell>
          <table:table-cell table:style-name="ce13" office:value-type="string">
            <text:p>2020.01.06 17:4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135">
            <text:p>75.135</text:p>
          </table:table-cell>
          <table:table-cell table:style-name="ce13" office:value-type="string">
            <text:p>2020.01.06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118">
            <text:p>75.118</text:p>
          </table:table-cell>
          <table:table-cell table:style-name="ce13" office:value-type="string">
            <text:p>2020.01.06 17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3000000000004">
            <text:p>0.093</text:p>
          </table:table-cell>
          <table:table-cell table:number-columns-repeated="1007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7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139">
            <text:p>75.139</text:p>
          </table:table-cell>
          <table:table-cell table:style-name="ce13" office:value-type="string">
            <text:p>2020.01.06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8">
            <text:p>0.108</text:p>
          </table:table-cell>
          <table:table-cell table:number-columns-repeated="1007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18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106">
            <text:p>75.106</text:p>
          </table:table-cell>
          <table:table-cell table:style-name="ce13" office:value-type="string">
            <text:p>2020.01.06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">
            <text:p>0.11</text:p>
          </table:table-cell>
          <table:table-cell table:number-columns-repeated="1007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8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6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9">
            <text:p>0.129</text:p>
          </table:table-cell>
          <table:table-cell table:number-columns-repeated="1007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13">
            <text:p>75.13</text:p>
          </table:table-cell>
          <table:table-cell table:style-name="ce13" office:value-type="string">
            <text:p>2020.01.06 18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132">
            <text:p>75.132</text:p>
          </table:table-cell>
          <table:table-cell table:style-name="ce13" office:value-type="string">
            <text:p>2020.01.06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000000000003">
            <text:p>0.081</text:p>
          </table:table-cell>
          <table:table-cell table:number-columns-repeated="1007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106">
            <text:p>75.106</text:p>
          </table:table-cell>
          <table:table-cell table:style-name="ce13" office:value-type="string">
            <text:p>2020.01.06 18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">
            <text:p>0.105</text:p>
          </table:table-cell>
          <table:table-cell table:number-columns-repeated="1007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117">
            <text:p>75.117</text:p>
          </table:table-cell>
          <table:table-cell table:style-name="ce13" office:value-type="string">
            <text:p>2020.01.06 18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153">
            <text:p>75.153</text:p>
          </table:table-cell>
          <table:table-cell table:style-name="ce13" office:value-type="string">
            <text:p>2020.01.06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3999999999994">
            <text:p>0.094</text:p>
          </table:table-cell>
          <table:table-cell table:number-columns-repeated="1007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6 18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6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9999999999993">
            <text:p>0.07</text:p>
          </table:table-cell>
          <table:table-cell table:number-columns-repeated="1007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6 18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6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2">
            <text:p>0.102</text:p>
          </table:table-cell>
          <table:table-cell table:number-columns-repeated="1007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116">
            <text:p>75.116</text:p>
          </table:table-cell>
          <table:table-cell table:style-name="ce13" office:value-type="string">
            <text:p>2020.01.06 18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6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4999999999999">
            <text:p>0.095</text:p>
          </table:table-cell>
          <table:table-cell table:number-columns-repeated="1007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18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299999999999">
            <text:p>0.103</text:p>
          </table:table-cell>
          <table:table-cell table:number-columns-repeated="1007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6 18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5.123">
            <text:p>75.123</text:p>
          </table:table-cell>
          <table:table-cell table:style-name="ce13" office:value-type="string">
            <text:p>2020.01.06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999999999999">
            <text:p>0.092</text:p>
          </table:table-cell>
          <table:table-cell table:number-columns-repeated="1007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112">
            <text:p>75.112</text:p>
          </table:table-cell>
          <table:table-cell table:style-name="ce13" office:value-type="string">
            <text:p>2020.01.06 18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6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9000000000004">
            <text:p>0.099</text:p>
          </table:table-cell>
          <table:table-cell table:number-columns-repeated="1007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6 18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132">
            <text:p>75.132</text:p>
          </table:table-cell>
          <table:table-cell table:style-name="ce13" office:value-type="string">
            <text:p>2020.01.06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6000000000004">
            <text:p>0.096</text:p>
          </table:table-cell>
          <table:table-cell table:number-columns-repeated="1007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19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114">
            <text:p>75.114</text:p>
          </table:table-cell>
          <table:table-cell table:style-name="ce13" office:value-type="string">
            <text:p>2020.01.06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299999999999">
            <text:p>0.103</text:p>
          </table:table-cell>
          <table:table-cell table:number-columns-repeated="1007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19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13">
            <text:p>75.13</text:p>
          </table:table-cell>
          <table:table-cell table:style-name="ce13" office:value-type="string">
            <text:p>2020.01.06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4">
            <text:p>0.104</text:p>
          </table:table-cell>
          <table:table-cell table:number-columns-repeated="1007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9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138">
            <text:p>75.138</text:p>
          </table:table-cell>
          <table:table-cell table:style-name="ce13" office:value-type="string">
            <text:p>2020.01.06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999999999994">
            <text:p>0.082</text:p>
          </table:table-cell>
          <table:table-cell table:number-columns-repeated="1007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132">
            <text:p>75.132</text:p>
          </table:table-cell>
          <table:table-cell table:style-name="ce13" office:value-type="string">
            <text:p>2020.01.06 19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8999999999994">
            <text:p>0.079</text:p>
          </table:table-cell>
          <table:table-cell table:number-columns-repeated="1007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6 19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5.139">
            <text:p>75.139</text:p>
          </table:table-cell>
          <table:table-cell table:style-name="ce13" office:value-type="string">
            <text:p>2020.01.06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4000000000003">
            <text:p>0.084</text:p>
          </table:table-cell>
          <table:table-cell table:number-columns-repeated="1007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19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5.14">
            <text:p>75.14</text:p>
          </table:table-cell>
          <table:table-cell table:style-name="ce13" office:value-type="string">
            <text:p>2020.01.06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6999999999998">
            <text:p>0.077</text:p>
          </table:table-cell>
          <table:table-cell table:number-columns-repeated="1007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19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6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6999999999998">
            <text:p>0.077</text:p>
          </table:table-cell>
          <table:table-cell table:number-columns-repeated="1007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9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9000000000003">
            <text:p>0.069</text:p>
          </table:table-cell>
          <table:table-cell table:number-columns-repeated="1007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6 19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9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6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146">
            <text:p>75.146</text:p>
          </table:table-cell>
          <table:table-cell table:style-name="ce13" office:value-type="string">
            <text:p>2020.01.06 19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157">
            <text:p>75.157</text:p>
          </table:table-cell>
          <table:table-cell table:style-name="ce13" office:value-type="string">
            <text:p>2020.01.06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4999999999998">
            <text:p>0.065</text:p>
          </table:table-cell>
          <table:table-cell table:number-columns-repeated="1007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9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138">
            <text:p>75.138</text:p>
          </table:table-cell>
          <table:table-cell table:style-name="ce13" office:value-type="string">
            <text:p>2020.01.06 20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6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2999999999993">
            <text:p>0.073</text:p>
          </table:table-cell>
          <table:table-cell table:number-columns-repeated="1007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149">
            <text:p>75.149</text:p>
          </table:table-cell>
          <table:table-cell table:style-name="ce13" office:value-type="string">
            <text:p>2020.01.06 20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999999999998">
            <text:p>0.062</text:p>
          </table:table-cell>
          <table:table-cell table:number-columns-repeated="1007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15">
            <text:p>75.15</text:p>
          </table:table-cell>
          <table:table-cell table:style-name="ce13" office:value-type="string">
            <text:p>2020.01.06 20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158">
            <text:p>75.158</text:p>
          </table:table-cell>
          <table:table-cell table:style-name="ce13" office:value-type="string">
            <text:p>2020.01.06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0999999999993">
            <text:p>0.061</text:p>
          </table:table-cell>
          <table:table-cell table:number-columns-repeated="1007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156">
            <text:p>75.156</text:p>
          </table:table-cell>
          <table:table-cell table:style-name="ce13" office:value-type="string">
            <text:p>2020.01.06 20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6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4999999999993">
            <text:p>0.055</text:p>
          </table:table-cell>
          <table:table-cell table:number-columns-repeated="1007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149">
            <text:p>75.149</text:p>
          </table:table-cell>
          <table:table-cell table:style-name="ce13" office:value-type="string">
            <text:p>2020.01.06 20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165">
            <text:p>75.165</text:p>
          </table:table-cell>
          <table:table-cell table:style-name="ce13" office:value-type="string">
            <text:p>2020.01.06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999999999998">
            <text:p>0.062</text:p>
          </table:table-cell>
          <table:table-cell table:number-columns-repeated="1007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161">
            <text:p>75.161</text:p>
          </table:table-cell>
          <table:table-cell table:style-name="ce13" office:value-type="string">
            <text:p>2020.01.06 20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6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9999999999997">
            <text:p>0.05</text:p>
          </table:table-cell>
          <table:table-cell table:number-columns-repeated="1007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162">
            <text:p>75.162</text:p>
          </table:table-cell>
          <table:table-cell table:style-name="ce13" office:value-type="string">
            <text:p>2020.01.06 20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168">
            <text:p>75.168</text:p>
          </table:table-cell>
          <table:table-cell table:style-name="ce13" office:value-type="string">
            <text:p>2020.01.06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8999999999992">
            <text:p>0.049</text:p>
          </table:table-cell>
          <table:table-cell table:number-columns-repeated="1007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16">
            <text:p>75.16</text:p>
          </table:table-cell>
          <table:table-cell table:style-name="ce13" office:value-type="string">
            <text:p>2020.01.06 20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171">
            <text:p>75.171</text:p>
          </table:table-cell>
          <table:table-cell table:style-name="ce13" office:value-type="string">
            <text:p>2020.01.06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1000000000002">
            <text:p>0.051</text:p>
          </table:table-cell>
          <table:table-cell table:number-columns-repeated="1007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6 20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185">
            <text:p>75.185</text:p>
          </table:table-cell>
          <table:table-cell table:style-name="ce13" office:value-type="string">
            <text:p>2020.01.06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6 20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6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3999999999992">
            <text:p>0.034</text:p>
          </table:table-cell>
          <table:table-cell table:number-columns-repeated="1007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172">
            <text:p>75.172</text:p>
          </table:table-cell>
          <table:table-cell table:style-name="ce13" office:value-type="string">
            <text:p>2020.01.06 20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173">
            <text:p>75.173</text:p>
          </table:table-cell>
          <table:table-cell table:style-name="ce13" office:value-type="string">
            <text:p>2020.01.06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9000000000001">
            <text:p>0.039</text:p>
          </table:table-cell>
          <table:table-cell table:number-columns-repeated="1007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6 20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157">
            <text:p>75.157</text:p>
          </table:table-cell>
          <table:table-cell table:style-name="ce13" office:value-type="string">
            <text:p>2020.01.06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6 21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157">
            <text:p>75.157</text:p>
          </table:table-cell>
          <table:table-cell table:style-name="ce13" office:value-type="string">
            <text:p>2020.01.06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21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162">
            <text:p>75.162</text:p>
          </table:table-cell>
          <table:table-cell table:style-name="ce13" office:value-type="string">
            <text:p>2020.01.06 21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6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8999999999992">
            <text:p>0.049</text:p>
          </table:table-cell>
          <table:table-cell table:number-columns-repeated="1007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6 21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205">
            <text:p>75.205</text:p>
          </table:table-cell>
          <table:table-cell table:style-name="ce13" office:value-type="string">
            <text:p>2020.01.06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3999999999992">
            <text:p>0.034</text:p>
          </table:table-cell>
          <table:table-cell table:number-columns-repeated="1007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2">
            <text:p>75.2</text:p>
          </table:table-cell>
          <table:table-cell table:style-name="ce13" office:value-type="string">
            <text:p>2020.01.06 21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6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6 21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6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000000000005">
            <text:p>0.01</text:p>
          </table:table-cell>
          <table:table-cell table:number-columns-repeated="1007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203">
            <text:p>75.203</text:p>
          </table:table-cell>
          <table:table-cell table:style-name="ce13" office:value-type="string">
            <text:p>2020.01.06 21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6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197">
            <text:p>75.197</text:p>
          </table:table-cell>
          <table:table-cell table:style-name="ce13" office:value-type="string">
            <text:p>2020.01.06 21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208">
            <text:p>75.208</text:p>
          </table:table-cell>
          <table:table-cell table:style-name="ce13" office:value-type="string">
            <text:p>2020.01.06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6 21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209">
            <text:p>75.209</text:p>
          </table:table-cell>
          <table:table-cell table:style-name="ce13" office:value-type="string">
            <text:p>2020.01.06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000000000005">
            <text:p>0.01</text:p>
          </table:table-cell>
          <table:table-cell table:number-columns-repeated="1007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21">
            <text:p>75.21</text:p>
          </table:table-cell>
          <table:table-cell table:style-name="ce13" office:value-type="string">
            <text:p>2020.01.06 21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219">
            <text:p>75.219</text:p>
          </table:table-cell>
          <table:table-cell table:style-name="ce13" office:value-type="string">
            <text:p>2020.01.06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0000000000048">
            <text:p>0.001</text:p>
          </table:table-cell>
          <table:table-cell table:number-columns-repeated="1007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217">
            <text:p>75.217</text:p>
          </table:table-cell>
          <table:table-cell table:style-name="ce13" office:value-type="string">
            <text:p>2020.01.06 21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22">
            <text:p>75.22</text:p>
          </table:table-cell>
          <table:table-cell table:style-name="ce13" office:value-type="string">
            <text:p>2020.01.06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207">
            <text:p>75.207</text:p>
          </table:table-cell>
          <table:table-cell table:style-name="ce13" office:value-type="string">
            <text:p>2020.01.06 21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212">
            <text:p>75.212</text:p>
          </table:table-cell>
          <table:table-cell table:style-name="ce13" office:value-type="string">
            <text:p>2020.01.06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40000000000049">
            <text:p>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198">
            <text:p>75.198</text:p>
          </table:table-cell>
          <table:table-cell table:style-name="ce13" office:value-type="string">
            <text:p>2020.01.06 22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209">
            <text:p>75.209</text:p>
          </table:table-cell>
          <table:table-cell table:style-name="ce13" office:value-type="string">
            <text:p>2020.01.06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000000000005">
            <text:p>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6 22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212">
            <text:p>75.212</text:p>
          </table:table-cell>
          <table:table-cell table:style-name="ce13" office:value-type="string">
            <text:p>2020.01.06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208">
            <text:p>75.208</text:p>
          </table:table-cell>
          <table:table-cell table:style-name="ce13" office:value-type="string">
            <text:p>2020.01.06 22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227">
            <text:p>75.227</text:p>
          </table:table-cell>
          <table:table-cell table:style-name="ce13" office:value-type="string">
            <text:p>2020.01.06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225">
            <text:p>75.225</text:p>
          </table:table-cell>
          <table:table-cell table:style-name="ce13" office:value-type="string">
            <text:p>2020.01.06 22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225">
            <text:p>75.225</text:p>
          </table:table-cell>
          <table:table-cell table:style-name="ce13" office:value-type="string">
            <text:p>2020.01.06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222">
            <text:p>75.222</text:p>
          </table:table-cell>
          <table:table-cell table:style-name="ce13" office:value-type="string">
            <text:p>2020.01.06 22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232">
            <text:p>75.232</text:p>
          </table:table-cell>
          <table:table-cell table:style-name="ce13" office:value-type="string">
            <text:p>2020.01.06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231">
            <text:p>75.231</text:p>
          </table:table-cell>
          <table:table-cell table:style-name="ce13" office:value-type="string">
            <text:p>2020.01.06 22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238">
            <text:p>75.238</text:p>
          </table:table-cell>
          <table:table-cell table:style-name="ce13" office:value-type="string">
            <text:p>2020.01.06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222">
            <text:p>75.222</text:p>
          </table:table-cell>
          <table:table-cell table:style-name="ce13" office:value-type="string">
            <text:p>2020.01.06 22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224">
            <text:p>75.224</text:p>
          </table:table-cell>
          <table:table-cell table:style-name="ce13" office:value-type="string">
            <text:p>2020.01.06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216">
            <text:p>75.216</text:p>
          </table:table-cell>
          <table:table-cell table:style-name="ce13" office:value-type="string">
            <text:p>2020.01.06 22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218">
            <text:p>75.218</text:p>
          </table:table-cell>
          <table:table-cell table:style-name="ce13" office:value-type="string">
            <text:p>2020.01.06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9999999999955">
            <text:p>-0.005</text:p>
          </table:table-cell>
          <table:table-cell table:number-columns-repeated="1007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2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217">
            <text:p>75.217</text:p>
          </table:table-cell>
          <table:table-cell table:style-name="ce13" office:value-type="string">
            <text:p>2020.01.06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214">
            <text:p>75.214</text:p>
          </table:table-cell>
          <table:table-cell table:style-name="ce13" office:value-type="string">
            <text:p>2020.01.06 22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219">
            <text:p>75.219</text:p>
          </table:table-cell>
          <table:table-cell table:style-name="ce13" office:value-type="string">
            <text:p>2020.01.06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216">
            <text:p>75.216</text:p>
          </table:table-cell>
          <table:table-cell table:style-name="ce13" office:value-type="string">
            <text:p>2020.01.06 22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234">
            <text:p>75.234</text:p>
          </table:table-cell>
          <table:table-cell table:style-name="ce13" office:value-type="string">
            <text:p>2020.01.06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9999999999955">
            <text:p>-0.005</text:p>
          </table:table-cell>
          <table:table-cell table:number-columns-repeated="1007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232">
            <text:p>75.232</text:p>
          </table:table-cell>
          <table:table-cell table:style-name="ce13" office:value-type="string">
            <text:p>2020.01.06 22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257">
            <text:p>75.257</text:p>
          </table:table-cell>
          <table:table-cell table:style-name="ce13" office:value-type="string">
            <text:p>2020.01.06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258">
            <text:p>75.258</text:p>
          </table:table-cell>
          <table:table-cell table:style-name="ce13" office:value-type="string">
            <text:p>2020.01.06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262">
            <text:p>75.262</text:p>
          </table:table-cell>
          <table:table-cell table:style-name="ce13" office:value-type="string">
            <text:p>2020.01.06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256">
            <text:p>75.256</text:p>
          </table:table-cell>
          <table:table-cell table:style-name="ce13" office:value-type="string">
            <text:p>2020.01.06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271">
            <text:p>75.271</text:p>
          </table:table-cell>
          <table:table-cell table:style-name="ce13" office:value-type="string">
            <text:p>2020.01.06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254">
            <text:p>75.254</text:p>
          </table:table-cell>
          <table:table-cell table:style-name="ce13" office:value-type="string">
            <text:p>2020.01.06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26">
            <text:p>75.26</text:p>
          </table:table-cell>
          <table:table-cell table:style-name="ce13" office:value-type="string">
            <text:p>2020.01.06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243">
            <text:p>75.243</text:p>
          </table:table-cell>
          <table:table-cell table:style-name="ce13" office:value-type="string">
            <text:p>2020.01.06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245">
            <text:p>75.245</text:p>
          </table:table-cell>
          <table:table-cell table:style-name="ce13" office:value-type="string">
            <text:p>2020.01.06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244">
            <text:p>75.244</text:p>
          </table:table-cell>
          <table:table-cell table:style-name="ce13" office:value-type="string">
            <text:p>2020.01.06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248">
            <text:p>75.248</text:p>
          </table:table-cell>
          <table:table-cell table:style-name="ce13" office:value-type="string">
            <text:p>2020.01.06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241">
            <text:p>75.241</text:p>
          </table:table-cell>
          <table:table-cell table:style-name="ce13" office:value-type="string">
            <text:p>2020.01.06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243">
            <text:p>75.243</text:p>
          </table:table-cell>
          <table:table-cell table:style-name="ce13" office:value-type="string">
            <text:p>2020.01.06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225">
            <text:p>75.225</text:p>
          </table:table-cell>
          <table:table-cell table:style-name="ce13" office:value-type="string">
            <text:p>2020.01.06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229">
            <text:p>75.229</text:p>
          </table:table-cell>
          <table:table-cell table:style-name="ce13" office:value-type="string">
            <text:p>2020.01.06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226">
            <text:p>75.226</text:p>
          </table:table-cell>
          <table:table-cell table:style-name="ce13" office:value-type="string">
            <text:p>2020.01.06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227">
            <text:p>75.227</text:p>
          </table:table-cell>
          <table:table-cell table:style-name="ce13" office:value-type="string">
            <text:p>2020.01.06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214">
            <text:p>75.214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21">
            <text:p>75.22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3cm" table:end-y="0.037cm" draw:z-index="0" draw:style-name="gr1" draw:text-style-name="P1" svg:width="26.289cm" svg:height="13.885cm" svg:x="1.452cm" svg:y="0.087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2/27/2020 14:25:49 : FxTestController.php : 47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07_0005-20200107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07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07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022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020"/>
        </table:table-row>
        <table:table-row table:style-name="ro3">
          <table:table-cell office:value-type="string">
            <text:p>$numOf_SLs</text:p>
          </table:table-cell>
          <table:table-cell office:value-type="float" office:value="282">
            <text:p>282</text:p>
          </table:table-cell>
          <table:table-cell office:value-type="string">
            <text:p>of all Pos</text:p>
          </table:table-cell>
          <table:table-cell office:value-type="float" office:value="0.993">
            <text:p>0.993</text:p>
          </table:table-cell>
          <table:table-cell table:number-columns-repeated="1020"/>
        </table:table-row>
        <table:table-row table:style-name="ro3">
          <table:table-cell office:value-type="string">
            <text:p>$numOf_TPs</text:p>
          </table:table-cell>
          <table:table-cell office:value-type="float" office:value="1">
            <text:p>1</text:p>
          </table:table-cell>
          <table:table-cell office:value-type="string">
            <text:p>of all Pos</text:p>
          </table:table-cell>
          <table:table-cell office:value-type="float" office:value="0.004">
            <text:p>0.004</text:p>
          </table:table-cell>
          <table:table-cell table:number-columns-repeated="1020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-8.04">
            <text:p>-8.04</text:p>
          </table:table-cell>
          <table:table-cell table:number-columns-repeated="1022"/>
        </table:table-row>
        <table:table-row table:style-name="ro3">
          <table:table-cell office:value-type="string">
            <text:p>xt_idx = -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number-columns-repeated="1007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5.184">
            <text:p>75.184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5.184">
            <text:p>75.184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179">
            <text:p>75.179</text:p>
          </table:table-cell>
          <table:table-cell table:style-name="ce13" office:value-type="string">
            <text:p>2020.01.07 00:1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186">
            <text:p>75.186</text:p>
          </table:table-cell>
          <table:table-cell table:style-name="ce13" office:value-type="string">
            <text:p>2020.01.07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183">
            <text:p>75.183</text:p>
          </table:table-cell>
          <table:table-cell table:style-name="ce13" office:value-type="string">
            <text:p>2020.01.07 00:1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188">
            <text:p>75.188</text:p>
          </table:table-cell>
          <table:table-cell table:style-name="ce13" office:value-type="string">
            <text:p>2020.01.07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7 00:2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3" office:value-type="float" office:value="75.184">
            <text:p>75.184</text:p>
          </table:table-cell>
          <table:table-cell table:style-name="ce13" office:value-type="string">
            <text:p>2020.01.07 00:2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184">
            <text:p>75.184</text:p>
          </table:table-cell>
          <table:table-cell table:style-name="ce13" office:value-type="string">
            <text:p>2020.01.07 0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7 00:3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7 00:4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7 00:4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5.193">
            <text:p>75.193</text:p>
          </table:table-cell>
          <table:table-cell table:style-name="ce13" office:value-type="string">
            <text:p>2020.01.07 0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188">
            <text:p>75.188</text:p>
          </table:table-cell>
          <table:table-cell table:style-name="ce13" office:value-type="string">
            <text:p>2020.01.07 00:3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219">
            <text:p>75.219</text:p>
          </table:table-cell>
          <table:table-cell table:style-name="ce13" office:value-type="string">
            <text:p>2020.01.07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188">
            <text:p>75.188</text:p>
          </table:table-cell>
          <table:table-cell table:style-name="ce13" office:value-type="string">
            <text:p>2020.01.07 00:4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202">
            <text:p>75.202</text:p>
          </table:table-cell>
          <table:table-cell table:style-name="ce13" office:value-type="string">
            <text:p>2020.01.07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19">
            <text:p>75.19</text:p>
          </table:table-cell>
          <table:table-cell table:style-name="ce13" office:value-type="string">
            <text:p>2020.01.07 00:4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191">
            <text:p>75.191</text:p>
          </table:table-cell>
          <table:table-cell table:style-name="ce13" office:value-type="string">
            <text:p>2020.01.07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19">
            <text:p>75.19</text:p>
          </table:table-cell>
          <table:table-cell table:style-name="ce13" office:value-type="string">
            <text:p>2020.01.07 00:5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192">
            <text:p>75.192</text:p>
          </table:table-cell>
          <table:table-cell table:style-name="ce13" office:value-type="string">
            <text:p>2020.01.07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189">
            <text:p>75.189</text:p>
          </table:table-cell>
          <table:table-cell table:style-name="ce13" office:value-type="string">
            <text:p>2020.01.07 00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205">
            <text:p>75.205</text:p>
          </table:table-cell>
          <table:table-cell table:style-name="ce13" office:value-type="string">
            <text:p>2020.01.07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191">
            <text:p>75.191</text:p>
          </table:table-cell>
          <table:table-cell table:style-name="ce13" office:value-type="string">
            <text:p>2020.01.07 01:0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205">
            <text:p>75.205</text:p>
          </table:table-cell>
          <table:table-cell table:style-name="ce13" office:value-type="string">
            <text:p>2020.01.07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2">
            <text:p>75.2</text:p>
          </table:table-cell>
          <table:table-cell table:style-name="ce13" office:value-type="string">
            <text:p>2020.01.07 01:0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">
            <text:p>75.14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">
            <text:p>75.14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2">
            <text:p>75.2</text:p>
          </table:table-cell>
          <table:table-cell table:style-name="ce13" office:value-type="string">
            <text:p>2020.01.07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192">
            <text:p>75.192</text:p>
          </table:table-cell>
          <table:table-cell table:style-name="ce13" office:value-type="string">
            <text:p>2020.01.07 01:1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208">
            <text:p>75.208</text:p>
          </table:table-cell>
          <table:table-cell table:style-name="ce13" office:value-type="string">
            <text:p>2020.01.07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999999999996">
            <text:p>-0.017</text:p>
          </table:table-cell>
          <table:table-cell table:number-columns-repeated="1007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204">
            <text:p>75.204</text:p>
          </table:table-cell>
          <table:table-cell table:style-name="ce13" office:value-type="string">
            <text:p>2020.01.07 01: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44">
            <text:p>75.144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44">
            <text:p>75.144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213">
            <text:p>75.213</text:p>
          </table:table-cell>
          <table:table-cell table:style-name="ce13" office:value-type="string">
            <text:p>2020.01.07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1:2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203">
            <text:p>75.203</text:p>
          </table:table-cell>
          <table:table-cell table:style-name="ce13" office:value-type="string">
            <text:p>2020.01.07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194">
            <text:p>75.194</text:p>
          </table:table-cell>
          <table:table-cell table:style-name="ce13" office:value-type="string">
            <text:p>2020.01.07 01:2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197">
            <text:p>75.197</text:p>
          </table:table-cell>
          <table:table-cell table:style-name="ce13" office:value-type="string">
            <text:p>2020.01.07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158">
            <text:p>75.158</text:p>
          </table:table-cell>
          <table:table-cell table:style-name="ce13" office:value-type="string">
            <text:p>2020.01.07 01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7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table:number-columns-repeated="1007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151">
            <text:p>75.151</text:p>
          </table:table-cell>
          <table:table-cell table:style-name="ce13" office:value-type="string">
            <text:p>2020.01.07 01:3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182">
            <text:p>75.182</text:p>
          </table:table-cell>
          <table:table-cell table:style-name="ce13" office:value-type="string">
            <text:p>2020.01.07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4000000000001">
            <text:p>0.024</text:p>
          </table:table-cell>
          <table:table-cell table:number-columns-repeated="1007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7 01:4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165">
            <text:p>75.165</text:p>
          </table:table-cell>
          <table:table-cell table:style-name="ce13" office:value-type="string">
            <text:p>2020.01.07 01:4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196">
            <text:p>75.196</text:p>
          </table:table-cell>
          <table:table-cell table:style-name="ce13" office:value-type="string">
            <text:p>2020.01.07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99999999999909">
            <text:p>0.01</text:p>
          </table:table-cell>
          <table:table-cell table:number-columns-repeated="1007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191">
            <text:p>75.191</text:p>
          </table:table-cell>
          <table:table-cell table:style-name="ce13" office:value-type="string">
            <text:p>2020.01.07 01:5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214">
            <text:p>75.214</text:p>
          </table:table-cell>
          <table:table-cell table:style-name="ce13" office:value-type="string">
            <text:p>2020.01.07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185">
            <text:p>75.185</text:p>
          </table:table-cell>
          <table:table-cell table:style-name="ce13" office:value-type="string">
            <text:p>2020.01.07 01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205">
            <text:p>75.205</text:p>
          </table:table-cell>
          <table:table-cell table:style-name="ce13" office:value-type="string">
            <text:p>2020.01.07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203">
            <text:p>75.203</text:p>
          </table:table-cell>
          <table:table-cell table:style-name="ce13" office:value-type="string">
            <text:p>2020.01.07 02:0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235">
            <text:p>75.235</text:p>
          </table:table-cell>
          <table:table-cell table:style-name="ce13" office:value-type="string">
            <text:p>2020.01.07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205">
            <text:p>75.205</text:p>
          </table:table-cell>
          <table:table-cell table:style-name="ce13" office:value-type="string">
            <text:p>2020.01.07 02:0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229">
            <text:p>75.229</text:p>
          </table:table-cell>
          <table:table-cell table:style-name="ce13" office:value-type="string">
            <text:p>2020.01.07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207">
            <text:p>75.207</text:p>
          </table:table-cell>
          <table:table-cell table:style-name="ce13" office:value-type="string">
            <text:p>2020.01.07 02:1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47">
            <text:p>75.147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47">
            <text:p>75.147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226">
            <text:p>75.226</text:p>
          </table:table-cell>
          <table:table-cell table:style-name="ce13" office:value-type="string">
            <text:p>2020.01.07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191">
            <text:p>75.191</text:p>
          </table:table-cell>
          <table:table-cell table:style-name="ce13" office:value-type="string">
            <text:p>2020.01.07 02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204">
            <text:p>75.204</text:p>
          </table:table-cell>
          <table:table-cell table:style-name="ce13" office:value-type="string">
            <text:p>2020.01.07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19">
            <text:p>75.19</text:p>
          </table:table-cell>
          <table:table-cell table:style-name="ce13" office:value-type="string">
            <text:p>2020.01.07 02:2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3">
            <text:p>75.13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3">
            <text:p>75.13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213">
            <text:p>75.213</text:p>
          </table:table-cell>
          <table:table-cell table:style-name="ce13" office:value-type="string">
            <text:p>2020.01.07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2:2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213">
            <text:p>75.213</text:p>
          </table:table-cell>
          <table:table-cell table:style-name="ce13" office:value-type="string">
            <text:p>2020.01.07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212">
            <text:p>75.212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52">
            <text:p>75.152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52">
            <text:p>75.152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212">
            <text:p>75.212</text:p>
          </table:table-cell>
          <table:table-cell table:style-name="ce13" office:value-type="string">
            <text:p>2020.01.07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69">
            <text:p>75.169</text:p>
          </table:table-cell>
          <table:table-cell table:style-name="ce13" office:value-type="string">
            <text:p>2020.01.07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700000000001">
            <text:p>-0.017</text:p>
          </table:table-cell>
          <table:table-cell table:number-columns-repeated="1007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15">
            <text:p>75.15</text:p>
          </table:table-cell>
          <table:table-cell table:style-name="ce13" office:value-type="string">
            <text:p>2020.01.07 02:4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18">
            <text:p>75.18</text:p>
          </table:table-cell>
          <table:table-cell table:style-name="ce13" office:value-type="string">
            <text:p>2020.01.07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18">
            <text:p>75.18</text:p>
          </table:table-cell>
          <table:table-cell table:style-name="ce13" office:value-type="string">
            <text:p>2020.01.07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2">
            <text:p>75.12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2">
            <text:p>75.12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193">
            <text:p>75.193</text:p>
          </table:table-cell>
          <table:table-cell table:style-name="ce13" office:value-type="string">
            <text:p>2020.01.07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187">
            <text:p>75.187</text:p>
          </table:table-cell>
          <table:table-cell table:style-name="ce13" office:value-type="string">
            <text:p>2020.01.07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202">
            <text:p>75.202</text:p>
          </table:table-cell>
          <table:table-cell table:style-name="ce13" office:value-type="string">
            <text:p>2020.01.07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04">
            <text:p>75.104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04">
            <text:p>75.104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7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124">
            <text:p>75.124</text:p>
          </table:table-cell>
          <table:table-cell table:style-name="ce13" office:value-type="string">
            <text:p>2020.01.07 03: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7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3000000000006">
            <text:p>0.043</text:p>
          </table:table-cell>
          <table:table-cell table:number-columns-repeated="1007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7 03:0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135">
            <text:p>75.135</text:p>
          </table:table-cell>
          <table:table-cell table:style-name="ce13" office:value-type="string">
            <text:p>2020.01.07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2000000000007">
            <text:p>0.052</text:p>
          </table:table-cell>
          <table:table-cell table:number-columns-repeated="1007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7 03:1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128">
            <text:p>75.128</text:p>
          </table:table-cell>
          <table:table-cell table:style-name="ce13" office:value-type="string">
            <text:p>2020.01.07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8000000000007">
            <text:p>0.058</text:p>
          </table:table-cell>
          <table:table-cell table:number-columns-repeated="1007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122">
            <text:p>75.122</text:p>
          </table:table-cell>
          <table:table-cell table:style-name="ce13" office:value-type="string">
            <text:p>2020.01.07 03:1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168">
            <text:p>75.168</text:p>
          </table:table-cell>
          <table:table-cell table:style-name="ce13" office:value-type="string">
            <text:p>2020.01.07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161">
            <text:p>75.161</text:p>
          </table:table-cell>
          <table:table-cell table:style-name="ce13" office:value-type="string">
            <text:p>2020.01.07 03:2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60000000000002">
            <text:p>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3:2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000000000006">
            <text:p>0.025</text:p>
          </table:table-cell>
          <table:table-cell table:number-columns-repeated="1007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124">
            <text:p>75.124</text:p>
          </table:table-cell>
          <table:table-cell table:style-name="ce13" office:value-type="string">
            <text:p>2020.01.07 03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15">
            <text:p>75.15</text:p>
          </table:table-cell>
          <table:table-cell table:style-name="ce13" office:value-type="string">
            <text:p>2020.01.07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3000000000006">
            <text:p>0.043</text:p>
          </table:table-cell>
          <table:table-cell table:number-columns-repeated="1007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7 03:3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2">
            <text:p>75.2</text:p>
          </table:table-cell>
          <table:table-cell table:style-name="ce13" office:value-type="string">
            <text:p>2020.01.07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1000000000006">
            <text:p>0.031</text:p>
          </table:table-cell>
          <table:table-cell table:number-columns-repeated="1007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192">
            <text:p>75.192</text:p>
          </table:table-cell>
          <table:table-cell table:style-name="ce13" office:value-type="string">
            <text:p>2020.01.07 03:4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216">
            <text:p>75.216</text:p>
          </table:table-cell>
          <table:table-cell table:style-name="ce13" office:value-type="string">
            <text:p>2020.01.07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203">
            <text:p>75.203</text:p>
          </table:table-cell>
          <table:table-cell table:style-name="ce13" office:value-type="string">
            <text:p>2020.01.07 03:4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7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7 04:0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227">
            <text:p>75.227</text:p>
          </table:table-cell>
          <table:table-cell table:style-name="ce13" office:value-type="string">
            <text:p>2020.01.07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217">
            <text:p>75.217</text:p>
          </table:table-cell>
          <table:table-cell table:style-name="ce13" office:value-type="string">
            <text:p>2020.01.07 03:5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157">
            <text:p>75.157</text:p>
          </table:table-cell>
          <table:table-cell table:style-name="ce13" office:value-type="string">
            <text:p>2020.01.07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157">
            <text:p>75.157</text:p>
          </table:table-cell>
          <table:table-cell table:style-name="ce13" office:value-type="string">
            <text:p>2020.01.07 04:0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221">
            <text:p>75.221</text:p>
          </table:table-cell>
          <table:table-cell table:style-name="ce13" office:value-type="string">
            <text:p>2020.01.07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146">
            <text:p>75.146</text:p>
          </table:table-cell>
          <table:table-cell table:style-name="ce13" office:value-type="string">
            <text:p>2020.01.07 04:0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146">
            <text:p>75.146</text:p>
          </table:table-cell>
          <table:table-cell table:style-name="ce13" office:value-type="string">
            <text:p>2020.01.07 04: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219">
            <text:p>75.219</text:p>
          </table:table-cell>
          <table:table-cell table:style-name="ce13" office:value-type="string">
            <text:p>2020.01.07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165">
            <text:p>75.165</text:p>
          </table:table-cell>
          <table:table-cell table:style-name="ce13" office:value-type="string">
            <text:p>2020.01.07 04:0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62">
            <text:p>75.162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62">
            <text:p>75.162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7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143">
            <text:p>-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165">
            <text:p>75.165</text:p>
          </table:table-cell>
          <table:table-cell table:style-name="ce13" office:value-type="string">
            <text:p>2020.01.07 04:0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62">
            <text:p>75.162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62">
            <text:p>75.162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195">
            <text:p>75.195</text:p>
          </table:table-cell>
          <table:table-cell table:style-name="ce13" office:value-type="string">
            <text:p>2020.01.07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143">
            <text:p>-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188">
            <text:p>75.188</text:p>
          </table:table-cell>
          <table:table-cell table:style-name="ce13" office:value-type="string">
            <text:p>2020.01.07 04:1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208">
            <text:p>75.208</text:p>
          </table:table-cell>
          <table:table-cell table:style-name="ce13" office:value-type="string">
            <text:p>2020.01.07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2999999999991">
            <text:p>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196">
            <text:p>75.196</text:p>
          </table:table-cell>
          <table:table-cell table:style-name="ce13" office:value-type="string">
            <text:p>2020.01.07 04:1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222">
            <text:p>75.222</text:p>
          </table:table-cell>
          <table:table-cell table:style-name="ce13" office:value-type="string">
            <text:p>2020.01.07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214">
            <text:p>75.214</text:p>
          </table:table-cell>
          <table:table-cell table:style-name="ce13" office:value-type="string">
            <text:p>2020.01.07 04:2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214">
            <text:p>75.214</text:p>
          </table:table-cell>
          <table:table-cell table:style-name="ce13" office:value-type="string">
            <text:p>2020.01.07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198">
            <text:p>75.198</text:p>
          </table:table-cell>
          <table:table-cell table:style-name="ce13" office:value-type="string">
            <text:p>2020.01.07 04:2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38">
            <text:p>75.138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38">
            <text:p>75.138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199">
            <text:p>75.199</text:p>
          </table:table-cell>
          <table:table-cell table:style-name="ce13" office:value-type="string">
            <text:p>2020.01.07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7 04:3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19">
            <text:p>75.19</text:p>
          </table:table-cell>
          <table:table-cell table:style-name="ce13" office:value-type="string">
            <text:p>2020.01.07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187">
            <text:p>75.187</text:p>
          </table:table-cell>
          <table:table-cell table:style-name="ce13" office:value-type="string">
            <text:p>2020.01.07 04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193">
            <text:p>75.193</text:p>
          </table:table-cell>
          <table:table-cell table:style-name="ce13" office:value-type="string">
            <text:p>2020.01.07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175">
            <text:p>75.175</text:p>
          </table:table-cell>
          <table:table-cell table:style-name="ce13" office:value-type="string">
            <text:p>2020.01.07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999999999996">
            <text:p>0.026</text:p>
          </table:table-cell>
          <table:table-cell table:number-columns-repeated="1007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4:4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7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8999999999997">
            <text:p>0.059</text:p>
          </table:table-cell>
          <table:table-cell table:number-columns-repeated="1007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146">
            <text:p>75.146</text:p>
          </table:table-cell>
          <table:table-cell table:style-name="ce13" office:value-type="string">
            <text:p>2020.01.07 04:5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171">
            <text:p>75.171</text:p>
          </table:table-cell>
          <table:table-cell table:style-name="ce13" office:value-type="string">
            <text:p>2020.01.07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4999999999993">
            <text:p>0.055</text:p>
          </table:table-cell>
          <table:table-cell table:number-columns-repeated="1007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168">
            <text:p>75.168</text:p>
          </table:table-cell>
          <table:table-cell table:style-name="ce13" office:value-type="string">
            <text:p>2020.01.07 04:5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187">
            <text:p>75.187</text:p>
          </table:table-cell>
          <table:table-cell table:style-name="ce13" office:value-type="string">
            <text:p>2020.01.07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2999999999987">
            <text:p>0.033</text:p>
          </table:table-cell>
          <table:table-cell table:number-columns-repeated="1007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7 05:0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7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3999999999987">
            <text:p>0.024</text:p>
          </table:table-cell>
          <table:table-cell table:number-columns-repeated="1007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21">
            <text:p>75.21</text:p>
          </table:table-cell>
          <table:table-cell table:style-name="ce13" office:value-type="string">
            <text:p>2020.01.07 05:0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7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2">
            <text:p>75.2</text:p>
          </table:table-cell>
          <table:table-cell table:style-name="ce13" office:value-type="string">
            <text:p>2020.01.07 05:1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238">
            <text:p>75.238</text:p>
          </table:table-cell>
          <table:table-cell table:style-name="ce13" office:value-type="string">
            <text:p>2020.01.07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099999999999056">
            <text:p>0.001</text:p>
          </table:table-cell>
          <table:table-cell table:number-columns-repeated="1007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237">
            <text:p>75.237</text:p>
          </table:table-cell>
          <table:table-cell table:style-name="ce13" office:value-type="string">
            <text:p>2020.01.07 05:1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24">
            <text:p>75.24</text:p>
          </table:table-cell>
          <table:table-cell table:style-name="ce13" office:value-type="string">
            <text:p>2020.01.07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234">
            <text:p>75.234</text:p>
          </table:table-cell>
          <table:table-cell table:style-name="ce13" office:value-type="string">
            <text:p>2020.01.07 05:2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4">
            <text:p>75.174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4">
            <text:p>75.174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241">
            <text:p>75.241</text:p>
          </table:table-cell>
          <table:table-cell table:style-name="ce13" office:value-type="string">
            <text:p>2020.01.07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224">
            <text:p>75.224</text:p>
          </table:table-cell>
          <table:table-cell table:style-name="ce13" office:value-type="string">
            <text:p>2020.01.07 05:2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244">
            <text:p>75.244</text:p>
          </table:table-cell>
          <table:table-cell table:style-name="ce13" office:value-type="string">
            <text:p>2020.01.07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228">
            <text:p>75.228</text:p>
          </table:table-cell>
          <table:table-cell table:style-name="ce13" office:value-type="string">
            <text:p>2020.01.07 05:3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68">
            <text:p>75.168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68">
            <text:p>75.168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248">
            <text:p>75.248</text:p>
          </table:table-cell>
          <table:table-cell table:style-name="ce13" office:value-type="string">
            <text:p>2020.01.07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244">
            <text:p>75.244</text:p>
          </table:table-cell>
          <table:table-cell table:style-name="ce13" office:value-type="string">
            <text:p>2020.01.07 05:3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84">
            <text:p>75.184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84">
            <text:p>75.184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251">
            <text:p>75.251</text:p>
          </table:table-cell>
          <table:table-cell table:style-name="ce13" office:value-type="string">
            <text:p>2020.01.07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241">
            <text:p>75.241</text:p>
          </table:table-cell>
          <table:table-cell table:style-name="ce13" office:value-type="string">
            <text:p>2020.01.07 05:4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7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7 06:4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5.261">
            <text:p>75.261</text:p>
          </table:table-cell>
          <table:table-cell table:style-name="ce13" office:value-type="string">
            <text:p>2020.01.07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5.247">
            <text:p>75.247</text:p>
          </table:table-cell>
          <table:table-cell table:style-name="ce13" office:value-type="string">
            <text:p>2020.01.07 05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87">
            <text:p>75.187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87">
            <text:p>75.187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26">
            <text:p>75.26</text:p>
          </table:table-cell>
          <table:table-cell table:style-name="ce13" office:value-type="string">
            <text:p>2020.01.07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25">
            <text:p>75.25</text:p>
          </table:table-cell>
          <table:table-cell table:style-name="ce13" office:value-type="string">
            <text:p>2020.01.07 05:5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9">
            <text:p>75.19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9">
            <text:p>75.19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255">
            <text:p>75.255</text:p>
          </table:table-cell>
          <table:table-cell table:style-name="ce13" office:value-type="string">
            <text:p>2020.01.07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245">
            <text:p>75.245</text:p>
          </table:table-cell>
          <table:table-cell table:style-name="ce13" office:value-type="string">
            <text:p>2020.01.07 05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85">
            <text:p>75.185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85">
            <text:p>75.185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247">
            <text:p>75.247</text:p>
          </table:table-cell>
          <table:table-cell table:style-name="ce13" office:value-type="string">
            <text:p>2020.01.07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238">
            <text:p>75.238</text:p>
          </table:table-cell>
          <table:table-cell table:style-name="ce13" office:value-type="string">
            <text:p>2020.01.07 06:0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178">
            <text:p>75.178</text:p>
          </table:table-cell>
          <table:table-cell table:style-name="ce13" office:value-type="string">
            <text:p>2020.01.07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178">
            <text:p>75.178</text:p>
          </table:table-cell>
          <table:table-cell table:style-name="ce13" office:value-type="string">
            <text:p>2020.01.07 06:4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243">
            <text:p>75.243</text:p>
          </table:table-cell>
          <table:table-cell table:style-name="ce13" office:value-type="string">
            <text:p>2020.01.07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23">
            <text:p>75.23</text:p>
          </table:table-cell>
          <table:table-cell table:style-name="ce13" office:value-type="string">
            <text:p>2020.01.07 06:0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">
            <text:p>75.17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">
            <text:p>75.17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233">
            <text:p>75.233</text:p>
          </table:table-cell>
          <table:table-cell table:style-name="ce13" office:value-type="string">
            <text:p>2020.01.07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224">
            <text:p>75.224</text:p>
          </table:table-cell>
          <table:table-cell table:style-name="ce13" office:value-type="string">
            <text:p>2020.01.07 06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247">
            <text:p>75.247</text:p>
          </table:table-cell>
          <table:table-cell table:style-name="ce13" office:value-type="string">
            <text:p>2020.01.07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246">
            <text:p>75.246</text:p>
          </table:table-cell>
          <table:table-cell table:style-name="ce13" office:value-type="string">
            <text:p>2020.01.07 06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86">
            <text:p>75.186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86">
            <text:p>75.186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246">
            <text:p>75.246</text:p>
          </table:table-cell>
          <table:table-cell table:style-name="ce13" office:value-type="string">
            <text:p>2020.01.07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237">
            <text:p>75.237</text:p>
          </table:table-cell>
          <table:table-cell table:style-name="ce13" office:value-type="string">
            <text:p>2020.01.07 06:2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243">
            <text:p>75.243</text:p>
          </table:table-cell>
          <table:table-cell table:style-name="ce13" office:value-type="string">
            <text:p>2020.01.07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229">
            <text:p>75.229</text:p>
          </table:table-cell>
          <table:table-cell table:style-name="ce13" office:value-type="string">
            <text:p>2020.01.07 06:2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69">
            <text:p>75.169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69">
            <text:p>75.169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244">
            <text:p>75.244</text:p>
          </table:table-cell>
          <table:table-cell table:style-name="ce13" office:value-type="string">
            <text:p>2020.01.07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233">
            <text:p>75.233</text:p>
          </table:table-cell>
          <table:table-cell table:style-name="ce13" office:value-type="string">
            <text:p>2020.01.07 06:3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3">
            <text:p>75.173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73">
            <text:p>75.173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237">
            <text:p>75.237</text:p>
          </table:table-cell>
          <table:table-cell table:style-name="ce13" office:value-type="string">
            <text:p>2020.01.07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212">
            <text:p>75.212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52">
            <text:p>75.152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52">
            <text:p>75.152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213">
            <text:p>75.213</text:p>
          </table:table-cell>
          <table:table-cell table:style-name="ce13" office:value-type="string">
            <text:p>2020.01.07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193">
            <text:p>75.193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199">
            <text:p>75.199</text:p>
          </table:table-cell>
          <table:table-cell table:style-name="ce13" office:value-type="string">
            <text:p>2020.01.07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184">
            <text:p>75.184</text:p>
          </table:table-cell>
          <table:table-cell table:style-name="ce13" office:value-type="string">
            <text:p>2020.01.07 06:4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24">
            <text:p>75.124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24">
            <text:p>75.124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194">
            <text:p>75.194</text:p>
          </table:table-cell>
          <table:table-cell table:style-name="ce13" office:value-type="string">
            <text:p>2020.01.07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186">
            <text:p>75.186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26">
            <text:p>75.126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26">
            <text:p>75.126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191">
            <text:p>75.191</text:p>
          </table:table-cell>
          <table:table-cell table:style-name="ce13" office:value-type="string">
            <text:p>2020.01.07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171">
            <text:p>75.171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11">
            <text:p>75.111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11">
            <text:p>75.111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178">
            <text:p>75.178</text:p>
          </table:table-cell>
          <table:table-cell table:style-name="ce13" office:value-type="string">
            <text:p>2020.01.07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7 07:0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182">
            <text:p>75.182</text:p>
          </table:table-cell>
          <table:table-cell table:style-name="ce13" office:value-type="string">
            <text:p>2020.01.07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173">
            <text:p>75.173</text:p>
          </table:table-cell>
          <table:table-cell table:style-name="ce13" office:value-type="string">
            <text:p>2020.01.07 07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13">
            <text:p>75.11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13">
            <text:p>75.11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185">
            <text:p>75.185</text:p>
          </table:table-cell>
          <table:table-cell table:style-name="ce13" office:value-type="string">
            <text:p>2020.01.07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18">
            <text:p>75.18</text:p>
          </table:table-cell>
          <table:table-cell table:style-name="ce13" office:value-type="string">
            <text:p>2020.01.07 07:1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2">
            <text:p>75.12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2">
            <text:p>75.12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203">
            <text:p>75.203</text:p>
          </table:table-cell>
          <table:table-cell table:style-name="ce13" office:value-type="string">
            <text:p>2020.01.07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202">
            <text:p>75.202</text:p>
          </table:table-cell>
          <table:table-cell table:style-name="ce13" office:value-type="string">
            <text:p>2020.01.07 07:1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202">
            <text:p>75.202</text:p>
          </table:table-cell>
          <table:table-cell table:style-name="ce13" office:value-type="string">
            <text:p>2020.01.07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193">
            <text:p>75.193</text:p>
          </table:table-cell>
          <table:table-cell table:style-name="ce13" office:value-type="string">
            <text:p>2020.01.07 07:2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194">
            <text:p>75.194</text:p>
          </table:table-cell>
          <table:table-cell table:style-name="ce13" office:value-type="string">
            <text:p>2020.01.07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171">
            <text:p>75.171</text:p>
          </table:table-cell>
          <table:table-cell table:style-name="ce13" office:value-type="string">
            <text:p>2020.01.07 07:2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11">
            <text:p>75.111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11">
            <text:p>75.111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182">
            <text:p>75.182</text:p>
          </table:table-cell>
          <table:table-cell table:style-name="ce13" office:value-type="string">
            <text:p>2020.01.07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179">
            <text:p>75.179</text:p>
          </table:table-cell>
          <table:table-cell table:style-name="ce13" office:value-type="string">
            <text:p>2020.01.07 07:3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179">
            <text:p>75.179</text:p>
          </table:table-cell>
          <table:table-cell table:style-name="ce13" office:value-type="string">
            <text:p>2020.01.07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7 07:3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04">
            <text:p>75.104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04">
            <text:p>75.104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172">
            <text:p>75.172</text:p>
          </table:table-cell>
          <table:table-cell table:style-name="ce13" office:value-type="string">
            <text:p>2020.01.07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7 07:4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183">
            <text:p>75.183</text:p>
          </table:table-cell>
          <table:table-cell table:style-name="ce13" office:value-type="string">
            <text:p>2020.01.07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169">
            <text:p>75.169</text:p>
          </table:table-cell>
          <table:table-cell table:style-name="ce13" office:value-type="string">
            <text:p>2020.01.07 07:4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169">
            <text:p>75.169</text:p>
          </table:table-cell>
          <table:table-cell table:style-name="ce13" office:value-type="string">
            <text:p>2020.01.07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7 07:50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16">
            <text:p>75.16</text:p>
          </table:table-cell>
          <table:table-cell table:style-name="ce13" office:value-type="string">
            <text:p>2020.01.07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095">
            <text:p>75.095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095">
            <text:p>75.095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7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7 08: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7 08: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7 08: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7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">
            <text:p>75</text:p>
          </table:table-cell>
          <table:table-cell table:style-name="ce13" office:value-type="string">
            <text:p>2020.01.07 08:0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7 08:1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94">
            <text:p>74.94</text:p>
          </table:table-cell>
          <table:table-cell table:style-name="ce13" office:value-type="string">
            <text:p>2020.01.07 08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7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4.988">
            <text:p>74.988</text:p>
          </table:table-cell>
          <table:table-cell table:style-name="ce13" office:value-type="string">
            <text:p>2020.01.07 08:1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928">
            <text:p>74.928</text:p>
          </table:table-cell>
          <table:table-cell table:style-name="ce13" office:value-type="string">
            <text:p>2020.01.07 08:1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928">
            <text:p>74.928</text:p>
          </table:table-cell>
          <table:table-cell table:style-name="ce13" office:value-type="string">
            <text:p>2020.01.07 08:1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7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4.953">
            <text:p>74.953</text:p>
          </table:table-cell>
          <table:table-cell table:style-name="ce13" office:value-type="string">
            <text:p>2020.01.07 08:1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893">
            <text:p>74.893</text:p>
          </table:table-cell>
          <table:table-cell table:style-name="ce13" office:value-type="string">
            <text:p>2020.01.07 08:2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893">
            <text:p>74.893</text:p>
          </table:table-cell>
          <table:table-cell table:style-name="ce13" office:value-type="string">
            <text:p>2020.01.07 08:2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954">
            <text:p>74.954</text:p>
          </table:table-cell>
          <table:table-cell table:style-name="ce13" office:value-type="string">
            <text:p>2020.01.07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7 08:2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93">
            <text:p>74.93</text:p>
          </table:table-cell>
          <table:table-cell table:style-name="ce13" office:value-type="string">
            <text:p>2020.01.07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2000000000007">
            <text:p>0.052</text:p>
          </table:table-cell>
          <table:table-cell table:number-columns-repeated="1007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4.915">
            <text:p>74.915</text:p>
          </table:table-cell>
          <table:table-cell table:style-name="ce13" office:value-type="string">
            <text:p>2020.01.07 08:2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7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table:number-columns-repeated="1007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4.928">
            <text:p>74.928</text:p>
          </table:table-cell>
          <table:table-cell table:style-name="ce13" office:value-type="string">
            <text:p>2020.01.07 08:30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7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4000000000006">
            <text:p>0.034</text:p>
          </table:table-cell>
          <table:table-cell table:number-columns-repeated="1007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4.971">
            <text:p>74.971</text:p>
          </table:table-cell>
          <table:table-cell table:style-name="ce13" office:value-type="string">
            <text:p>2020.01.07 08:3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5.003">
            <text:p>75.003</text:p>
          </table:table-cell>
          <table:table-cell table:style-name="ce13" office:value-type="string">
            <text:p>2020.01.07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5.001">
            <text:p>75.001</text:p>
          </table:table-cell>
          <table:table-cell table:style-name="ce13" office:value-type="string">
            <text:p>2020.01.07 08:4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4.941">
            <text:p>74.941</text:p>
          </table:table-cell>
          <table:table-cell table:style-name="ce13" office:value-type="string">
            <text:p>2020.01.07 09:0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4.941">
            <text:p>74.941</text:p>
          </table:table-cell>
          <table:table-cell table:style-name="ce13" office:value-type="string">
            <text:p>2020.01.07 09:00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7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4.986">
            <text:p>74.986</text:p>
          </table:table-cell>
          <table:table-cell table:style-name="ce13" office:value-type="string">
            <text:p>2020.01.07 08:4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26">
            <text:p>74.926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26">
            <text:p>74.926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5.021">
            <text:p>75.021</text:p>
          </table:table-cell>
          <table:table-cell table:style-name="ce13" office:value-type="string">
            <text:p>2020.01.07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5.005">
            <text:p>75.005</text:p>
          </table:table-cell>
          <table:table-cell table:style-name="ce13" office:value-type="string">
            <text:p>2020.01.07 08:5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4.945">
            <text:p>74.945</text:p>
          </table:table-cell>
          <table:table-cell table:style-name="ce13" office:value-type="string">
            <text:p>2020.01.07 09:0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4.945">
            <text:p>74.945</text:p>
          </table:table-cell>
          <table:table-cell table:style-name="ce13" office:value-type="string">
            <text:p>2020.01.07 09:0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7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27">
            <text:p>74.927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27">
            <text:p>74.927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93">
            <text:p>74.993</text:p>
          </table:table-cell>
          <table:table-cell table:style-name="ce13" office:value-type="string">
            <text:p>2020.01.07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4.97">
            <text:p>74.97</text:p>
          </table:table-cell>
          <table:table-cell table:style-name="ce13" office:value-type="string">
            <text:p>2020.01.07 09:0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7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7 09:0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13">
            <text:p>74.913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13">
            <text:p>74.913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4.988">
            <text:p>74.988</text:p>
          </table:table-cell>
          <table:table-cell table:style-name="ce13" office:value-type="string">
            <text:p>2020.01.07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7 09:1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006">
            <text:p>75.006</text:p>
          </table:table-cell>
          <table:table-cell table:style-name="ce13" office:value-type="string">
            <text:p>2020.01.07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4.992">
            <text:p>74.992</text:p>
          </table:table-cell>
          <table:table-cell table:style-name="ce13" office:value-type="string">
            <text:p>2020.01.07 09:1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32">
            <text:p>74.932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32">
            <text:p>74.932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4.994">
            <text:p>74.994</text:p>
          </table:table-cell>
          <table:table-cell table:style-name="ce13" office:value-type="string">
            <text:p>2020.01.07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4.944">
            <text:p>74.944</text:p>
          </table:table-cell>
          <table:table-cell table:style-name="ce13" office:value-type="string">
            <text:p>2020.01.07 09:2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884">
            <text:p>74.884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884">
            <text:p>74.884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4.951">
            <text:p>74.951</text:p>
          </table:table-cell>
          <table:table-cell table:style-name="ce13" office:value-type="string">
            <text:p>2020.01.07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4.945">
            <text:p>74.945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885">
            <text:p>74.885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885">
            <text:p>74.885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4.948">
            <text:p>74.948</text:p>
          </table:table-cell>
          <table:table-cell table:style-name="ce13" office:value-type="string">
            <text:p>2020.01.07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4.864">
            <text:p>74.864</text:p>
          </table:table-cell>
          <table:table-cell table:style-name="ce13" office:value-type="string">
            <text:p>2020.01.07 09:3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4.804">
            <text:p>74.804</text:p>
          </table:table-cell>
          <table:table-cell table:style-name="ce13" office:value-type="string">
            <text:p>2020.01.07 09:3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4.804">
            <text:p>74.804</text:p>
          </table:table-cell>
          <table:table-cell table:style-name="ce13" office:value-type="string">
            <text:p>2020.01.07 09:3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4.864">
            <text:p>74.864</text:p>
          </table:table-cell>
          <table:table-cell table:style-name="ce13" office:value-type="string">
            <text:p>2020.01.07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4.817">
            <text:p>74.817</text:p>
          </table:table-cell>
          <table:table-cell table:style-name="ce13" office:value-type="string">
            <text:p>2020.01.07 09:3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57">
            <text:p>74.757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57">
            <text:p>74.757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4.82">
            <text:p>74.82</text:p>
          </table:table-cell>
          <table:table-cell table:style-name="ce13" office:value-type="string">
            <text:p>2020.01.07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4.789">
            <text:p>74.789</text:p>
          </table:table-cell>
          <table:table-cell table:style-name="ce13" office:value-type="string">
            <text:p>2020.01.07 09:4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29">
            <text:p>74.729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29">
            <text:p>74.729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4.82">
            <text:p>74.82</text:p>
          </table:table-cell>
          <table:table-cell table:style-name="ce13" office:value-type="string">
            <text:p>2020.01.07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4.811">
            <text:p>74.811</text:p>
          </table:table-cell>
          <table:table-cell table:style-name="ce13" office:value-type="string">
            <text:p>2020.01.07 09:4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51">
            <text:p>74.751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51">
            <text:p>74.751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4.815">
            <text:p>74.815</text:p>
          </table:table-cell>
          <table:table-cell table:style-name="ce13" office:value-type="string">
            <text:p>2020.01.07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4.809">
            <text:p>74.809</text:p>
          </table:table-cell>
          <table:table-cell table:style-name="ce13" office:value-type="string">
            <text:p>2020.01.07 09:5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49">
            <text:p>74.749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49">
            <text:p>74.749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4.81">
            <text:p>74.81</text:p>
          </table:table-cell>
          <table:table-cell table:style-name="ce13" office:value-type="string">
            <text:p>2020.01.07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4.779">
            <text:p>74.779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19">
            <text:p>74.719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19">
            <text:p>74.719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4.779">
            <text:p>74.779</text:p>
          </table:table-cell>
          <table:table-cell table:style-name="ce13" office:value-type="string">
            <text:p>2020.01.07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4.741">
            <text:p>74.741</text:p>
          </table:table-cell>
          <table:table-cell table:style-name="ce13" office:value-type="string">
            <text:p>2020.01.07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76">
            <text:p>74.76</text:p>
          </table:table-cell>
          <table:table-cell table:style-name="ce13" office:value-type="string">
            <text:p>2020.01.07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76">
            <text:p>74.76</text:p>
          </table:table-cell>
          <table:table-cell table:style-name="ce13" office:value-type="string">
            <text:p>2020.01.07 10:0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4.82">
            <text:p>74.82</text:p>
          </table:table-cell>
          <table:table-cell table:style-name="ce13" office:value-type="string">
            <text:p>2020.01.07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4.757">
            <text:p>74.757</text:p>
          </table:table-cell>
          <table:table-cell table:style-name="ce13" office:value-type="string">
            <text:p>2020.01.07 10:0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4.83">
            <text:p>74.83</text:p>
          </table:table-cell>
          <table:table-cell table:style-name="ce13" office:value-type="string">
            <text:p>2020.01.07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4899999999999">
            <text:p>0.149</text:p>
          </table:table-cell>
          <table:table-cell table:number-columns-repeated="1007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4.809">
            <text:p>74.809</text:p>
          </table:table-cell>
          <table:table-cell table:style-name="ce13" office:value-type="string">
            <text:p>2020.01.07 10:1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4.863">
            <text:p>74.863</text:p>
          </table:table-cell>
          <table:table-cell table:style-name="ce13" office:value-type="string">
            <text:p>2020.01.07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96999999999994">
            <text:p>0.097</text:p>
          </table:table-cell>
          <table:table-cell table:number-columns-repeated="1007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4.817">
            <text:p>74.817</text:p>
          </table:table-cell>
          <table:table-cell table:style-name="ce13" office:value-type="string">
            <text:p>2020.01.07 10:1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4.872">
            <text:p>74.872</text:p>
          </table:table-cell>
          <table:table-cell table:style-name="ce13" office:value-type="string">
            <text:p>2020.01.07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88999999999999">
            <text:p>0.089</text:p>
          </table:table-cell>
          <table:table-cell table:number-columns-repeated="1007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4.852">
            <text:p>74.852</text:p>
          </table:table-cell>
          <table:table-cell table:style-name="ce13" office:value-type="string">
            <text:p>2020.01.07 10:2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7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3999999999988">
            <text:p>0.054</text:p>
          </table:table-cell>
          <table:table-cell table:number-columns-repeated="1007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4.875">
            <text:p>74.875</text:p>
          </table:table-cell>
          <table:table-cell table:style-name="ce13" office:value-type="string">
            <text:p>2020.01.07 10:2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4.902">
            <text:p>74.902</text:p>
          </table:table-cell>
          <table:table-cell table:style-name="ce13" office:value-type="string">
            <text:p>2020.01.07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0999999999992">
            <text:p>0.031</text:p>
          </table:table-cell>
          <table:table-cell table:number-columns-repeated="1007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7 10:3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4.931">
            <text:p>74.931</text:p>
          </table:table-cell>
          <table:table-cell table:style-name="ce13" office:value-type="string">
            <text:p>2020.01.07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4.921">
            <text:p>74.921</text:p>
          </table:table-cell>
          <table:table-cell table:style-name="ce13" office:value-type="string">
            <text:p>2020.01.07 10:3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966">
            <text:p>74.966</text:p>
          </table:table-cell>
          <table:table-cell table:style-name="ce13" office:value-type="string">
            <text:p>2020.01.07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15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4.947">
            <text:p>74.947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4.941">
            <text:p>74.941</text:p>
          </table:table-cell>
          <table:table-cell table:style-name="ce13" office:value-type="string">
            <text:p>2020.01.07 10:50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4.941">
            <text:p>74.941</text:p>
          </table:table-cell>
          <table:table-cell table:style-name="ce13" office:value-type="string">
            <text:p>2020.01.07 10:50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55">
            <text:p>74.955</text:p>
          </table:table-cell>
          <table:table-cell table:style-name="ce13" office:value-type="string">
            <text:p>2020.01.07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4.906">
            <text:p>74.906</text:p>
          </table:table-cell>
          <table:table-cell table:style-name="ce13" office:value-type="string">
            <text:p>2020.01.07 10:4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4.941">
            <text:p>74.941</text:p>
          </table:table-cell>
          <table:table-cell table:style-name="ce13" office:value-type="string">
            <text:p>2020.01.07 10:50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4.941">
            <text:p>74.941</text:p>
          </table:table-cell>
          <table:table-cell table:style-name="ce13" office:value-type="string">
            <text:p>2020.01.07 10:50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7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4999999999997">
            <text:p>0.035</text:p>
          </table:table-cell>
          <table:table-cell table:number-columns-repeated="1007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4.98">
            <text:p>74.98</text:p>
          </table:table-cell>
          <table:table-cell table:style-name="ce13" office:value-type="string">
            <text:p>2020.01.07 10:5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4.92">
            <text:p>74.92</text:p>
          </table:table-cell>
          <table:table-cell table:style-name="ce13" office:value-type="string">
            <text:p>2020.01.07 10:5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4.92">
            <text:p>74.92</text:p>
          </table:table-cell>
          <table:table-cell table:style-name="ce13" office:value-type="string">
            <text:p>2020.01.07 10:5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5.001">
            <text:p>75.001</text:p>
          </table:table-cell>
          <table:table-cell table:style-name="ce13" office:value-type="string">
            <text:p>2020.01.07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4.938">
            <text:p>74.938</text:p>
          </table:table-cell>
          <table:table-cell table:style-name="ce13" office:value-type="string">
            <text:p>2020.01.07 10:5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878">
            <text:p>74.878</text:p>
          </table:table-cell>
          <table:table-cell table:style-name="ce13" office:value-type="string">
            <text:p>2020.01.07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878">
            <text:p>74.878</text:p>
          </table:table-cell>
          <table:table-cell table:style-name="ce13" office:value-type="string">
            <text:p>2020.01.07 11:0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4.938">
            <text:p>74.938</text:p>
          </table:table-cell>
          <table:table-cell table:style-name="ce13" office:value-type="string">
            <text:p>2020.01.07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4.895">
            <text:p>74.895</text:p>
          </table:table-cell>
          <table:table-cell table:style-name="ce13" office:value-type="string">
            <text:p>2020.01.07 11:0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879">
            <text:p>74.879</text:p>
          </table:table-cell>
          <table:table-cell table:style-name="ce13" office:value-type="string">
            <text:p>2020.01.07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879">
            <text:p>74.879</text:p>
          </table:table-cell>
          <table:table-cell table:style-name="ce13" office:value-type="string">
            <text:p>2020.01.07 11:0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7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4.919">
            <text:p>74.919</text:p>
          </table:table-cell>
          <table:table-cell table:style-name="ce13" office:value-type="string">
            <text:p>2020.01.07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859">
            <text:p>74.859</text:p>
          </table:table-cell>
          <table:table-cell table:style-name="ce13" office:value-type="string">
            <text:p>2020.01.07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859">
            <text:p>74.859</text:p>
          </table:table-cell>
          <table:table-cell table:style-name="ce13" office:value-type="string">
            <text:p>2020.01.07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4.927">
            <text:p>74.927</text:p>
          </table:table-cell>
          <table:table-cell table:style-name="ce13" office:value-type="string">
            <text:p>2020.01.07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4.843">
            <text:p>74.843</text:p>
          </table:table-cell>
          <table:table-cell table:style-name="ce13" office:value-type="string">
            <text:p>2020.01.07 11:10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4.783">
            <text:p>74.783</text:p>
          </table:table-cell>
          <table:table-cell table:style-name="ce13" office:value-type="string">
            <text:p>2020.01.07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4.783">
            <text:p>74.783</text:p>
          </table:table-cell>
          <table:table-cell table:style-name="ce13" office:value-type="string">
            <text:p>2020.01.07 11:2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4.868">
            <text:p>74.868</text:p>
          </table:table-cell>
          <table:table-cell table:style-name="ce13" office:value-type="string">
            <text:p>2020.01.07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4.85">
            <text:p>74.85</text:p>
          </table:table-cell>
          <table:table-cell table:style-name="ce13" office:value-type="string">
            <text:p>2020.01.07 11:1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79">
            <text:p>74.79</text:p>
          </table:table-cell>
          <table:table-cell table:style-name="ce13" office:value-type="string">
            <text:p>2020.01.07 11:2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79">
            <text:p>74.79</text:p>
          </table:table-cell>
          <table:table-cell table:style-name="ce13" office:value-type="string">
            <text:p>2020.01.07 11:2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4.85">
            <text:p>74.85</text:p>
          </table:table-cell>
          <table:table-cell table:style-name="ce13" office:value-type="string">
            <text:p>2020.01.07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4.831">
            <text:p>74.831</text:p>
          </table:table-cell>
          <table:table-cell table:style-name="ce13" office:value-type="string">
            <text:p>2020.01.07 11:20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4.771">
            <text:p>74.771</text:p>
          </table:table-cell>
          <table:table-cell table:style-name="ce13" office:value-type="string">
            <text:p>2020.01.07 11:2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4.771">
            <text:p>74.771</text:p>
          </table:table-cell>
          <table:table-cell table:style-name="ce13" office:value-type="string">
            <text:p>2020.01.07 11:2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4.842">
            <text:p>74.842</text:p>
          </table:table-cell>
          <table:table-cell table:style-name="ce13" office:value-type="string">
            <text:p>2020.01.07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4.801">
            <text:p>74.801</text:p>
          </table:table-cell>
          <table:table-cell table:style-name="ce13" office:value-type="string">
            <text:p>2020.01.07 11:2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4.741">
            <text:p>74.741</text:p>
          </table:table-cell>
          <table:table-cell table:style-name="ce13" office:value-type="string">
            <text:p>2020.01.07 11:3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4.741">
            <text:p>74.741</text:p>
          </table:table-cell>
          <table:table-cell table:style-name="ce13" office:value-type="string">
            <text:p>2020.01.07 11:3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4.81">
            <text:p>74.81</text:p>
          </table:table-cell>
          <table:table-cell table:style-name="ce13" office:value-type="string">
            <text:p>2020.01.07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4.791">
            <text:p>74.791</text:p>
          </table:table-cell>
          <table:table-cell table:style-name="ce13" office:value-type="string">
            <text:p>2020.01.07 11:30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4.731">
            <text:p>74.731</text:p>
          </table:table-cell>
          <table:table-cell table:style-name="ce13" office:value-type="string">
            <text:p>2020.01.07 11:3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4.731">
            <text:p>74.731</text:p>
          </table:table-cell>
          <table:table-cell table:style-name="ce13" office:value-type="string">
            <text:p>2020.01.07 11:35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4.801">
            <text:p>74.801</text:p>
          </table:table-cell>
          <table:table-cell table:style-name="ce13" office:value-type="string">
            <text:p>2020.01.07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4.744">
            <text:p>74.744</text:p>
          </table:table-cell>
          <table:table-cell table:style-name="ce13" office:value-type="string">
            <text:p>2020.01.07 11:3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4.734">
            <text:p>74.734</text:p>
          </table:table-cell>
          <table:table-cell table:style-name="ce13" office:value-type="string">
            <text:p>2020.01.07 11:4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4.734">
            <text:p>74.734</text:p>
          </table:table-cell>
          <table:table-cell table:style-name="ce13" office:value-type="string">
            <text:p>2020.01.07 11:4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4.755">
            <text:p>74.755</text:p>
          </table:table-cell>
          <table:table-cell table:style-name="ce13" office:value-type="string">
            <text:p>2020.01.07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4.755">
            <text:p>74.755</text:p>
          </table:table-cell>
          <table:table-cell table:style-name="ce13" office:value-type="string">
            <text:p>2020.01.07 11:4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4.695">
            <text:p>74.695</text:p>
          </table:table-cell>
          <table:table-cell table:style-name="ce13" office:value-type="string">
            <text:p>2020.01.07 12:1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4.695">
            <text:p>74.695</text:p>
          </table:table-cell>
          <table:table-cell table:style-name="ce13" office:value-type="string">
            <text:p>2020.01.07 12:10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4.794">
            <text:p>74.794</text:p>
          </table:table-cell>
          <table:table-cell table:style-name="ce13" office:value-type="string">
            <text:p>2020.01.07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4.78">
            <text:p>74.78</text:p>
          </table:table-cell>
          <table:table-cell table:style-name="ce13" office:value-type="string">
            <text:p>2020.01.07 11:4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72">
            <text:p>74.72</text:p>
          </table:table-cell>
          <table:table-cell table:style-name="ce13" office:value-type="string">
            <text:p>2020.01.07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72">
            <text:p>74.72</text:p>
          </table:table-cell>
          <table:table-cell table:style-name="ce13" office:value-type="string">
            <text:p>2020.01.07 11:5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4.781">
            <text:p>74.781</text:p>
          </table:table-cell>
          <table:table-cell table:style-name="ce13" office:value-type="string">
            <text:p>2020.01.07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4.765">
            <text:p>74.765</text:p>
          </table:table-cell>
          <table:table-cell table:style-name="ce13" office:value-type="string">
            <text:p>2020.01.07 11:5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705">
            <text:p>74.705</text:p>
          </table:table-cell>
          <table:table-cell table:style-name="ce13" office:value-type="string">
            <text:p>2020.01.07 11:5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705">
            <text:p>74.705</text:p>
          </table:table-cell>
          <table:table-cell table:style-name="ce13" office:value-type="string">
            <text:p>2020.01.07 11:5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4.773">
            <text:p>74.773</text:p>
          </table:table-cell>
          <table:table-cell table:style-name="ce13" office:value-type="string">
            <text:p>2020.01.07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4.741">
            <text:p>74.741</text:p>
          </table:table-cell>
          <table:table-cell table:style-name="ce13" office:value-type="string">
            <text:p>2020.01.07 11:5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4.681">
            <text:p>74.681</text:p>
          </table:table-cell>
          <table:table-cell table:style-name="ce13" office:value-type="string">
            <text:p>2020.01.07 12:1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4.681">
            <text:p>74.681</text:p>
          </table:table-cell>
          <table:table-cell table:style-name="ce13" office:value-type="string">
            <text:p>2020.01.07 12:15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4.764">
            <text:p>74.764</text:p>
          </table:table-cell>
          <table:table-cell table:style-name="ce13" office:value-type="string">
            <text:p>2020.01.07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4.763">
            <text:p>74.763</text:p>
          </table:table-cell>
          <table:table-cell table:style-name="ce13" office:value-type="string">
            <text:p>2020.01.07 12:0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703">
            <text:p>74.703</text:p>
          </table:table-cell>
          <table:table-cell table:style-name="ce13" office:value-type="string">
            <text:p>2020.01.07 12:0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703">
            <text:p>74.703</text:p>
          </table:table-cell>
          <table:table-cell table:style-name="ce13" office:value-type="string">
            <text:p>2020.01.07 12:0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4.769">
            <text:p>74.769</text:p>
          </table:table-cell>
          <table:table-cell table:style-name="ce13" office:value-type="string">
            <text:p>2020.01.07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4.741">
            <text:p>74.741</text:p>
          </table:table-cell>
          <table:table-cell table:style-name="ce13" office:value-type="string">
            <text:p>2020.01.07 12:0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4.681">
            <text:p>74.681</text:p>
          </table:table-cell>
          <table:table-cell table:style-name="ce13" office:value-type="string">
            <text:p>2020.01.07 12:15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4.681">
            <text:p>74.681</text:p>
          </table:table-cell>
          <table:table-cell table:style-name="ce13" office:value-type="string">
            <text:p>2020.01.07 12:1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4.747">
            <text:p>74.747</text:p>
          </table:table-cell>
          <table:table-cell table:style-name="ce13" office:value-type="string">
            <text:p>2020.01.07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4.716">
            <text:p>74.716</text:p>
          </table:table-cell>
          <table:table-cell table:style-name="ce13" office:value-type="string">
            <text:p>2020.01.07 12:1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4.656">
            <text:p>74.656</text:p>
          </table:table-cell>
          <table:table-cell table:style-name="ce13" office:value-type="string">
            <text:p>2020.01.07 12:2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4.656">
            <text:p>74.656</text:p>
          </table:table-cell>
          <table:table-cell table:style-name="ce13" office:value-type="string">
            <text:p>2020.01.07 12:2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4.728">
            <text:p>74.728</text:p>
          </table:table-cell>
          <table:table-cell table:style-name="ce13" office:value-type="string">
            <text:p>2020.01.07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4.716">
            <text:p>74.716</text:p>
          </table:table-cell>
          <table:table-cell table:style-name="ce13" office:value-type="string">
            <text:p>2020.01.07 12:1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4.656">
            <text:p>74.656</text:p>
          </table:table-cell>
          <table:table-cell table:style-name="ce13" office:value-type="string">
            <text:p>2020.01.07 12:2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4.656">
            <text:p>74.656</text:p>
          </table:table-cell>
          <table:table-cell table:style-name="ce13" office:value-type="string">
            <text:p>2020.01.07 12:20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4.743">
            <text:p>74.743</text:p>
          </table:table-cell>
          <table:table-cell table:style-name="ce13" office:value-type="string">
            <text:p>2020.01.07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4.684">
            <text:p>74.684</text:p>
          </table:table-cell>
          <table:table-cell table:style-name="ce13" office:value-type="string">
            <text:p>2020.01.07 12:20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4.624">
            <text:p>74.624</text:p>
          </table:table-cell>
          <table:table-cell table:style-name="ce13" office:value-type="string">
            <text:p>2020.01.07 12:2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4.624">
            <text:p>74.624</text:p>
          </table:table-cell>
          <table:table-cell table:style-name="ce13" office:value-type="string">
            <text:p>2020.01.07 12:2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4.691">
            <text:p>74.691</text:p>
          </table:table-cell>
          <table:table-cell table:style-name="ce13" office:value-type="string">
            <text:p>2020.01.07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4.642">
            <text:p>74.642</text:p>
          </table:table-cell>
          <table:table-cell table:style-name="ce13" office:value-type="string">
            <text:p>2020.01.07 12:2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4.582">
            <text:p>74.582</text:p>
          </table:table-cell>
          <table:table-cell table:style-name="ce13" office:value-type="string">
            <text:p>2020.01.07 12:3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4.582">
            <text:p>74.582</text:p>
          </table:table-cell>
          <table:table-cell table:style-name="ce13" office:value-type="string">
            <text:p>2020.01.07 12:35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4.647">
            <text:p>74.647</text:p>
          </table:table-cell>
          <table:table-cell table:style-name="ce13" office:value-type="string">
            <text:p>2020.01.07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4.644">
            <text:p>74.644</text:p>
          </table:table-cell>
          <table:table-cell table:style-name="ce13" office:value-type="string">
            <text:p>2020.01.07 12:3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7 12:35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7 12:3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4.653">
            <text:p>74.653</text:p>
          </table:table-cell>
          <table:table-cell table:style-name="ce13" office:value-type="string">
            <text:p>2020.01.07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7 12:3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7 12:40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7 12:4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4.603">
            <text:p>74.603</text:p>
          </table:table-cell>
          <table:table-cell table:style-name="ce13" office:value-type="string">
            <text:p>2020.01.07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4.569">
            <text:p>74.569</text:p>
          </table:table-cell>
          <table:table-cell table:style-name="ce13" office:value-type="string">
            <text:p>2020.01.07 12:4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7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7 13:10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7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4.544">
            <text:p>74.544</text:p>
          </table:table-cell>
          <table:table-cell table:style-name="ce13" office:value-type="string">
            <text:p>2020.01.07 12:4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7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2:5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4.6">
            <text:p>74.6</text:p>
          </table:table-cell>
          <table:table-cell table:style-name="ce13" office:value-type="string">
            <text:p>2020.01.07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4.599">
            <text:p>74.599</text:p>
          </table:table-cell>
          <table:table-cell table:style-name="ce13" office:value-type="string">
            <text:p>2020.01.07 12:5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4.6">
            <text:p>74.6</text:p>
          </table:table-cell>
          <table:table-cell table:style-name="ce13" office:value-type="string">
            <text:p>2020.01.07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7 13:0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4.597">
            <text:p>74.597</text:p>
          </table:table-cell>
          <table:table-cell table:style-name="ce13" office:value-type="string">
            <text:p>2020.01.07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4.587">
            <text:p>74.587</text:p>
          </table:table-cell>
          <table:table-cell table:style-name="ce13" office:value-type="string">
            <text:p>2020.01.07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7 13:1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7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13:1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7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7 13:2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4.518">
            <text:p>74.518</text:p>
          </table:table-cell>
          <table:table-cell table:style-name="ce13" office:value-type="string">
            <text:p>2020.01.07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7 13:2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4.511">
            <text:p>74.511</text:p>
          </table:table-cell>
          <table:table-cell table:style-name="ce13" office:value-type="string">
            <text:p>2020.01.07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4.486">
            <text:p>74.486</text:p>
          </table:table-cell>
          <table:table-cell table:style-name="ce13" office:value-type="string">
            <text:p>2020.01.07 13:3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7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4.514">
            <text:p>74.514</text:p>
          </table:table-cell>
          <table:table-cell table:style-name="ce13" office:value-type="string">
            <text:p>2020.01.07 13:3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4.529">
            <text:p>74.529</text:p>
          </table:table-cell>
          <table:table-cell table:style-name="ce13" office:value-type="string">
            <text:p>2020.01.07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9999999999956">
            <text:p>-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4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7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13:4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7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7 13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7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1999999999991">
            <text:p>0.022</text:p>
          </table:table-cell>
          <table:table-cell table:number-columns-repeated="1007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4.507">
            <text:p>74.507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7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7999999999993">
            <text:p>0.058</text:p>
          </table:table-cell>
          <table:table-cell table:number-columns-repeated="1007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4.536">
            <text:p>74.536</text:p>
          </table:table-cell>
          <table:table-cell table:style-name="ce13" office:value-type="string">
            <text:p>2020.01.07 14:0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4.6">
            <text:p>74.6</text:p>
          </table:table-cell>
          <table:table-cell table:style-name="ce13" office:value-type="string">
            <text:p>2020.01.07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8999999999996">
            <text:p>0.029</text:p>
          </table:table-cell>
          <table:table-cell table:number-columns-repeated="1007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4.593">
            <text:p>74.593</text:p>
          </table:table-cell>
          <table:table-cell table:style-name="ce13" office:value-type="string">
            <text:p>2020.01.07 14:0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4.599">
            <text:p>74.599</text:p>
          </table:table-cell>
          <table:table-cell table:style-name="ce13" office:value-type="string">
            <text:p>2020.01.07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4.571">
            <text:p>74.571</text:p>
          </table:table-cell>
          <table:table-cell table:style-name="ce13" office:value-type="string">
            <text:p>2020.01.07 14:1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4.606">
            <text:p>74.606</text:p>
          </table:table-cell>
          <table:table-cell table:style-name="ce13" office:value-type="string">
            <text:p>2020.01.07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7 14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4.602">
            <text:p>74.602</text:p>
          </table:table-cell>
          <table:table-cell table:style-name="ce13" office:value-type="string">
            <text:p>2020.01.07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4.585">
            <text:p>74.585</text:p>
          </table:table-cell>
          <table:table-cell table:style-name="ce13" office:value-type="string">
            <text:p>2020.01.07 14:2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4.594">
            <text:p>74.594</text:p>
          </table:table-cell>
          <table:table-cell table:style-name="ce13" office:value-type="string">
            <text:p>2020.01.07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4.584">
            <text:p>74.584</text:p>
          </table:table-cell>
          <table:table-cell table:style-name="ce13" office:value-type="string">
            <text:p>2020.01.07 14:2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4.595">
            <text:p>74.595</text:p>
          </table:table-cell>
          <table:table-cell table:style-name="ce13" office:value-type="string">
            <text:p>2020.01.07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7 14:3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">
            <text:p>74.53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">
            <text:p>74.53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4.605">
            <text:p>74.605</text:p>
          </table:table-cell>
          <table:table-cell table:style-name="ce13" office:value-type="string">
            <text:p>2020.01.07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35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4.623">
            <text:p>74.623</text:p>
          </table:table-cell>
          <table:table-cell table:style-name="ce13" office:value-type="string">
            <text:p>2020.01.07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4.593">
            <text:p>74.593</text:p>
          </table:table-cell>
          <table:table-cell table:style-name="ce13" office:value-type="string">
            <text:p>2020.01.07 14:4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3">
            <text:p>74.533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4.621">
            <text:p>74.621</text:p>
          </table:table-cell>
          <table:table-cell table:style-name="ce13" office:value-type="string">
            <text:p>2020.01.07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4.617">
            <text:p>74.617</text:p>
          </table:table-cell>
          <table:table-cell table:style-name="ce13" office:value-type="string">
            <text:p>2020.01.07 14:4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4.557">
            <text:p>74.557</text:p>
          </table:table-cell>
          <table:table-cell table:style-name="ce13" office:value-type="string">
            <text:p>2020.01.07 14:5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4.557">
            <text:p>74.557</text:p>
          </table:table-cell>
          <table:table-cell table:style-name="ce13" office:value-type="string">
            <text:p>2020.01.07 14:5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4.625">
            <text:p>74.625</text:p>
          </table:table-cell>
          <table:table-cell table:style-name="ce13" office:value-type="string">
            <text:p>2020.01.07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4.583">
            <text:p>74.583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4.59">
            <text:p>74.59</text:p>
          </table:table-cell>
          <table:table-cell table:style-name="ce13" office:value-type="string">
            <text:p>2020.01.07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7 14:5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5:4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5:45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7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4.549">
            <text:p>74.549</text:p>
          </table:table-cell>
          <table:table-cell table:style-name="ce13" office:value-type="string">
            <text:p>2020.01.07 15:0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8">
            <text:p>74.538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8">
            <text:p>74.538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4.598">
            <text:p>74.598</text:p>
          </table:table-cell>
          <table:table-cell table:style-name="ce13" office:value-type="string">
            <text:p>2020.01.07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4.595">
            <text:p>74.595</text:p>
          </table:table-cell>
          <table:table-cell table:style-name="ce13" office:value-type="string">
            <text:p>2020.01.07 15:0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5">
            <text:p>74.535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35">
            <text:p>74.535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4.595">
            <text:p>74.595</text:p>
          </table:table-cell>
          <table:table-cell table:style-name="ce13" office:value-type="string">
            <text:p>2020.01.07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4.56">
            <text:p>74.56</text:p>
          </table:table-cell>
          <table:table-cell table:style-name="ce13" office:value-type="string">
            <text:p>2020.01.07 15:1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4.573">
            <text:p>74.573</text:p>
          </table:table-cell>
          <table:table-cell table:style-name="ce13" office:value-type="string">
            <text:p>2020.01.07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400000000001">
            <text:p>-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4.561">
            <text:p>74.561</text:p>
          </table:table-cell>
          <table:table-cell table:style-name="ce13" office:value-type="string">
            <text:p>2020.01.07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table:number-columns-repeated="1007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5:2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4.6">
            <text:p>74.6</text:p>
          </table:table-cell>
          <table:table-cell table:style-name="ce13" office:value-type="string">
            <text:p>2020.01.07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7 15:25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4.606">
            <text:p>74.606</text:p>
          </table:table-cell>
          <table:table-cell table:style-name="ce13" office:value-type="string">
            <text:p>2020.01.07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4.578">
            <text:p>74.578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18">
            <text:p>74.518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18">
            <text:p>74.518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4.578">
            <text:p>74.578</text:p>
          </table:table-cell>
          <table:table-cell table:style-name="ce13" office:value-type="string">
            <text:p>2020.01.07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4.552">
            <text:p>74.552</text:p>
          </table:table-cell>
          <table:table-cell table:style-name="ce13" office:value-type="string">
            <text:p>2020.01.07 15:35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7 15:5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7 15:50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4.558">
            <text:p>74.558</text:p>
          </table:table-cell>
          <table:table-cell table:style-name="ce13" office:value-type="string">
            <text:p>2020.01.07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15:4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48">
            <text:p>74.48</text:p>
          </table:table-cell>
          <table:table-cell table:style-name="ce13" office:value-type="string">
            <text:p>2020.01.07 15:5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48">
            <text:p>74.48</text:p>
          </table:table-cell>
          <table:table-cell table:style-name="ce13" office:value-type="string">
            <text:p>2020.01.07 15:5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4.558">
            <text:p>74.558</text:p>
          </table:table-cell>
          <table:table-cell table:style-name="ce13" office:value-type="string">
            <text:p>2020.01.07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15:4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4.452">
            <text:p>74.452</text:p>
          </table:table-cell>
          <table:table-cell table:style-name="ce13" office:value-type="string">
            <text:p>2020.01.07 15:5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4.452">
            <text:p>74.452</text:p>
          </table:table-cell>
          <table:table-cell table:style-name="ce13" office:value-type="string">
            <text:p>2020.01.07 15:55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4.518">
            <text:p>74.518</text:p>
          </table:table-cell>
          <table:table-cell table:style-name="ce13" office:value-type="string">
            <text:p>2020.01.07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4.518">
            <text:p>74.518</text:p>
          </table:table-cell>
          <table:table-cell table:style-name="ce13" office:value-type="string">
            <text:p>2020.01.07 15:5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4.458">
            <text:p>74.458</text:p>
          </table:table-cell>
          <table:table-cell table:style-name="ce13" office:value-type="string">
            <text:p>2020.01.07 15:5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4.458">
            <text:p>74.458</text:p>
          </table:table-cell>
          <table:table-cell table:style-name="ce13" office:value-type="string">
            <text:p>2020.01.07 15:55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4.518">
            <text:p>74.518</text:p>
          </table:table-cell>
          <table:table-cell table:style-name="ce13" office:value-type="string">
            <text:p>2020.01.07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4.47">
            <text:p>74.47</text:p>
          </table:table-cell>
          <table:table-cell table:style-name="ce13" office:value-type="string">
            <text:p>2020.01.07 15:5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41">
            <text:p>74.41</text:p>
          </table:table-cell>
          <table:table-cell table:style-name="ce13" office:value-type="string">
            <text:p>2020.01.07 16:4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41">
            <text:p>74.41</text:p>
          </table:table-cell>
          <table:table-cell table:style-name="ce13" office:value-type="string">
            <text:p>2020.01.07 16:4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7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4.458">
            <text:p>74.458</text:p>
          </table:table-cell>
          <table:table-cell table:style-name="ce13" office:value-type="string">
            <text:p>2020.01.07 16:0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439">
            <text:p>74.439</text:p>
          </table:table-cell>
          <table:table-cell table:style-name="ce13" office:value-type="string">
            <text:p>2020.01.07 16:3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439">
            <text:p>74.439</text:p>
          </table:table-cell>
          <table:table-cell table:style-name="ce13" office:value-type="string">
            <text:p>2020.01.07 16:35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7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4.463">
            <text:p>74.463</text:p>
          </table:table-cell>
          <table:table-cell table:style-name="ce13" office:value-type="string">
            <text:p>2020.01.07 16:0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403">
            <text:p>74.403</text:p>
          </table:table-cell>
          <table:table-cell table:style-name="ce13" office:value-type="string">
            <text:p>2020.01.07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403">
            <text:p>74.403</text:p>
          </table:table-cell>
          <table:table-cell table:style-name="ce13" office:value-type="string">
            <text:p>2020.01.07 16:4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7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4.463">
            <text:p>74.463</text:p>
          </table:table-cell>
          <table:table-cell table:style-name="ce13" office:value-type="string">
            <text:p>2020.01.07 16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403">
            <text:p>74.403</text:p>
          </table:table-cell>
          <table:table-cell table:style-name="ce13" office:value-type="string">
            <text:p>2020.01.07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403">
            <text:p>74.403</text:p>
          </table:table-cell>
          <table:table-cell table:style-name="ce13" office:value-type="string">
            <text:p>2020.01.07 16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4.471">
            <text:p>74.471</text:p>
          </table:table-cell>
          <table:table-cell table:style-name="ce13" office:value-type="string">
            <text:p>2020.01.07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4.465">
            <text:p>74.465</text:p>
          </table:table-cell>
          <table:table-cell table:style-name="ce13" office:value-type="string">
            <text:p>2020.01.07 16:1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405">
            <text:p>74.405</text:p>
          </table:table-cell>
          <table:table-cell table:style-name="ce13" office:value-type="string">
            <text:p>2020.01.07 16:4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405">
            <text:p>74.405</text:p>
          </table:table-cell>
          <table:table-cell table:style-name="ce13" office:value-type="string">
            <text:p>2020.01.07 16:4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7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4.484">
            <text:p>74.484</text:p>
          </table:table-cell>
          <table:table-cell table:style-name="ce13" office:value-type="string">
            <text:p>2020.01.07 16:2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424">
            <text:p>74.424</text:p>
          </table:table-cell>
          <table:table-cell table:style-name="ce13" office:value-type="string">
            <text:p>2020.01.07 16:3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424">
            <text:p>74.424</text:p>
          </table:table-cell>
          <table:table-cell table:style-name="ce13" office:value-type="string">
            <text:p>2020.01.07 16:3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7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7 16:25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408">
            <text:p>74.408</text:p>
          </table:table-cell>
          <table:table-cell table:style-name="ce13" office:value-type="string">
            <text:p>2020.01.07 16:4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408">
            <text:p>74.408</text:p>
          </table:table-cell>
          <table:table-cell table:style-name="ce13" office:value-type="string">
            <text:p>2020.01.07 16:4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469">
            <text:p>74.469</text:p>
          </table:table-cell>
          <table:table-cell table:style-name="ce13" office:value-type="string">
            <text:p>2020.01.07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4.459">
            <text:p>74.459</text:p>
          </table:table-cell>
          <table:table-cell table:style-name="ce13" office:value-type="string">
            <text:p>2020.01.07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399">
            <text:p>74.399</text:p>
          </table:table-cell>
          <table:table-cell table:style-name="ce13" office:value-type="string">
            <text:p>2020.01.07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399">
            <text:p>74.399</text:p>
          </table:table-cell>
          <table:table-cell table:style-name="ce13" office:value-type="string">
            <text:p>2020.01.07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7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4.491">
            <text:p>74.491</text:p>
          </table:table-cell>
          <table:table-cell table:style-name="ce13" office:value-type="string">
            <text:p>2020.01.07 16:3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7 16:3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7 16:3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499">
            <text:p>74.499</text:p>
          </table:table-cell>
          <table:table-cell table:style-name="ce13" office:value-type="string">
            <text:p>2020.01.07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4.427">
            <text:p>74.427</text:p>
          </table:table-cell>
          <table:table-cell table:style-name="ce13" office:value-type="string">
            <text:p>2020.01.07 16:4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7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61999999999998">
            <text:p>0.062</text:p>
          </table:table-cell>
          <table:table-cell table:number-columns-repeated="1007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4.411">
            <text:p>74.411</text:p>
          </table:table-cell>
          <table:table-cell table:style-name="ce13" office:value-type="string">
            <text:p>2020.01.07 16:45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42">
            <text:p>74.42</text:p>
          </table:table-cell>
          <table:table-cell table:style-name="ce13" office:value-type="string">
            <text:p>2020.01.07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78000000000003">
            <text:p>0.078</text:p>
          </table:table-cell>
          <table:table-cell table:number-columns-repeated="1007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4.394">
            <text:p>74.394</text:p>
          </table:table-cell>
          <table:table-cell table:style-name="ce13" office:value-type="string">
            <text:p>2020.01.07 16:5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408">
            <text:p>74.408</text:p>
          </table:table-cell>
          <table:table-cell table:style-name="ce13" office:value-type="string">
            <text:p>2020.01.07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94999999999999">
            <text:p>0.095</text:p>
          </table:table-cell>
          <table:table-cell table:number-columns-repeated="1007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4.404">
            <text:p>74.404</text:p>
          </table:table-cell>
          <table:table-cell table:style-name="ce13" office:value-type="string">
            <text:p>2020.01.07 16:55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4.464">
            <text:p>74.464</text:p>
          </table:table-cell>
          <table:table-cell table:style-name="ce13" office:value-type="string">
            <text:p>2020.01.07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85000000000008">
            <text:p>0.085</text:p>
          </table:table-cell>
          <table:table-cell table:number-columns-repeated="1007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4.442">
            <text:p>74.442</text:p>
          </table:table-cell>
          <table:table-cell table:style-name="ce13" office:value-type="string">
            <text:p>2020.01.07 17:0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4.525">
            <text:p>74.525</text:p>
          </table:table-cell>
          <table:table-cell table:style-name="ce13" office:value-type="string">
            <text:p>2020.01.07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7000000000011">
            <text:p>0.047</text:p>
          </table:table-cell>
          <table:table-cell table:number-columns-repeated="1007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4.505">
            <text:p>74.505</text:p>
          </table:table-cell>
          <table:table-cell table:style-name="ce13" office:value-type="string">
            <text:p>2020.01.07 17:05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4.549">
            <text:p>74.549</text:p>
          </table:table-cell>
          <table:table-cell table:style-name="ce13" office:value-type="string">
            <text:p>2020.01.07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999999999991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7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34">
            <text:p>74.434</text:p>
          </table:table-cell>
          <table:table-cell table:style-name="ce13" office:value-type="string">
            <text:p>2020.01.07 17:2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5">
            <text:p>74.5</text:p>
          </table:table-cell>
          <table:table-cell table:style-name="ce13" office:value-type="string">
            <text:p>2020.01.07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4.492">
            <text:p>74.492</text:p>
          </table:table-cell>
          <table:table-cell table:style-name="ce13" office:value-type="string">
            <text:p>2020.01.07 17:1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32">
            <text:p>74.432</text:p>
          </table:table-cell>
          <table:table-cell table:style-name="ce13" office:value-type="string">
            <text:p>2020.01.07 17:2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32">
            <text:p>74.432</text:p>
          </table:table-cell>
          <table:table-cell table:style-name="ce13" office:value-type="string">
            <text:p>2020.01.07 17:2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5">
            <text:p>74.5</text:p>
          </table:table-cell>
          <table:table-cell table:style-name="ce13" office:value-type="string">
            <text:p>2020.01.07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4.441">
            <text:p>74.441</text:p>
          </table:table-cell>
          <table:table-cell table:style-name="ce13" office:value-type="string">
            <text:p>2020.01.07 17:2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7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581">
            <text:p>74.581</text:p>
          </table:table-cell>
          <table:table-cell table:style-name="ce13" office:value-type="string">
            <text:p>2020.01.07 17:3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7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4.431">
            <text:p>74.431</text:p>
          </table:table-cell>
          <table:table-cell table:style-name="ce13" office:value-type="string">
            <text:p>2020.01.07 17:2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17:30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7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14">
            <text:p>0.114</text:p>
          </table:table-cell>
          <table:table-cell table:number-columns-repeated="1007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4.476">
            <text:p>74.476</text:p>
          </table:table-cell>
          <table:table-cell table:style-name="ce13" office:value-type="string">
            <text:p>2020.01.07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17:30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4.605">
            <text:p>74.605</text:p>
          </table:table-cell>
          <table:table-cell table:style-name="ce13" office:value-type="string">
            <text:p>2020.01.07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0.069000000000003">
            <text:p>0.069</text:p>
          </table:table-cell>
          <table:table-cell table:number-columns-repeated="1007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7 17:3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3000000000001">
            <text:p>0.033</text:p>
          </table:table-cell>
          <table:table-cell table:number-columns-repeated="1007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4.536">
            <text:p>74.536</text:p>
          </table:table-cell>
          <table:table-cell table:style-name="ce13" office:value-type="string">
            <text:p>2020.01.07 17:40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4.544">
            <text:p>74.544</text:p>
          </table:table-cell>
          <table:table-cell table:style-name="ce13" office:value-type="string">
            <text:p>2020.01.07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4.523">
            <text:p>74.523</text:p>
          </table:table-cell>
          <table:table-cell table:style-name="ce13" office:value-type="string">
            <text:p>2020.01.07 17:4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7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3000000000001">
            <text:p>0.033</text:p>
          </table:table-cell>
          <table:table-cell table:number-columns-repeated="1007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7 17:50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4.549">
            <text:p>74.549</text:p>
          </table:table-cell>
          <table:table-cell table:style-name="ce13" office:value-type="string">
            <text:p>2020.01.07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7999999999992">
            <text:p>0.028</text:p>
          </table:table-cell>
          <table:table-cell table:number-columns-repeated="1007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17:5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4.608">
            <text:p>74.608</text:p>
          </table:table-cell>
          <table:table-cell table:style-name="ce13" office:value-type="string">
            <text:p>2020.01.07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999999999991">
            <text:p>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4.594">
            <text:p>74.594</text:p>
          </table:table-cell>
          <table:table-cell table:style-name="ce13" office:value-type="string">
            <text:p>2020.01.07 18:0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7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7 18:10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4.616">
            <text:p>74.616</text:p>
          </table:table-cell>
          <table:table-cell table:style-name="ce13" office:value-type="string">
            <text:p>2020.01.07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4.592">
            <text:p>74.592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7 18:1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7 18:10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4.594">
            <text:p>74.594</text:p>
          </table:table-cell>
          <table:table-cell table:style-name="ce13" office:value-type="string">
            <text:p>2020.01.07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4.56">
            <text:p>74.56</text:p>
          </table:table-cell>
          <table:table-cell table:style-name="ce13" office:value-type="string">
            <text:p>2020.01.07 18:1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4.5">
            <text:p>74.5</text:p>
          </table:table-cell>
          <table:table-cell table:style-name="ce13" office:value-type="string">
            <text:p>2020.01.07 18:4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4.5">
            <text:p>74.5</text:p>
          </table:table-cell>
          <table:table-cell table:style-name="ce13" office:value-type="string">
            <text:p>2020.01.07 18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4.562">
            <text:p>74.562</text:p>
          </table:table-cell>
          <table:table-cell table:style-name="ce13" office:value-type="string">
            <text:p>2020.01.07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7 18:1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7 18:50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7 18:50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7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4.526">
            <text:p>74.526</text:p>
          </table:table-cell>
          <table:table-cell table:style-name="ce13" office:value-type="string">
            <text:p>2020.01.07 18:20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8:35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506">
            <text:p>74.506</text:p>
          </table:table-cell>
          <table:table-cell table:style-name="ce13" office:value-type="string">
            <text:p>2020.01.07 18:35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7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7 18:2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472">
            <text:p>74.472</text:p>
          </table:table-cell>
          <table:table-cell table:style-name="ce13" office:value-type="string">
            <text:p>2020.01.07 18:55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472">
            <text:p>74.472</text:p>
          </table:table-cell>
          <table:table-cell table:style-name="ce13" office:value-type="string">
            <text:p>2020.01.07 18:5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7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4.541">
            <text:p>74.541</text:p>
          </table:table-cell>
          <table:table-cell table:style-name="ce13" office:value-type="string">
            <text:p>2020.01.07 18:30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481">
            <text:p>74.481</text:p>
          </table:table-cell>
          <table:table-cell table:style-name="ce13" office:value-type="string">
            <text:p>2020.01.07 18:50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481">
            <text:p>74.481</text:p>
          </table:table-cell>
          <table:table-cell table:style-name="ce13" office:value-type="string">
            <text:p>2020.01.07 18:5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4.551">
            <text:p>74.551</text:p>
          </table:table-cell>
          <table:table-cell table:style-name="ce13" office:value-type="string">
            <text:p>2020.01.07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4.538">
            <text:p>74.538</text:p>
          </table:table-cell>
          <table:table-cell table:style-name="ce13" office:value-type="string">
            <text:p>2020.01.07 18:3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7 18:50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7 18:50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7 18:40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4.449">
            <text:p>74.449</text:p>
          </table:table-cell>
          <table:table-cell table:style-name="ce13" office:value-type="string">
            <text:p>2020.01.07 19:00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4.449">
            <text:p>74.449</text:p>
          </table:table-cell>
          <table:table-cell table:style-name="ce13" office:value-type="string">
            <text:p>2020.01.07 19:0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4.496">
            <text:p>74.496</text:p>
          </table:table-cell>
          <table:table-cell table:style-name="ce13" office:value-type="string">
            <text:p>2020.01.07 18:4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4.509">
            <text:p>74.509</text:p>
          </table:table-cell>
          <table:table-cell table:style-name="ce13" office:value-type="string">
            <text:p>2020.01.07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4000000000001">
            <text:p>0.024</text:p>
          </table:table-cell>
          <table:table-cell table:number-columns-repeated="1007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7 18:5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4.495">
            <text:p>74.495</text:p>
          </table:table-cell>
          <table:table-cell table:style-name="ce13" office:value-type="string">
            <text:p>2020.01.07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4999999999991">
            <text:p>0.025</text:p>
          </table:table-cell>
          <table:table-cell table:number-columns-repeated="1007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7 18:5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.478">
            <text:p>74.478</text:p>
          </table:table-cell>
          <table:table-cell table:style-name="ce13" office:value-type="string">
            <text:p>2020.01.07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4.456">
            <text:p>74.456</text:p>
          </table:table-cell>
          <table:table-cell table:style-name="ce13" office:value-type="string">
            <text:p>2020.01.07 19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4.467">
            <text:p>74.467</text:p>
          </table:table-cell>
          <table:table-cell table:style-name="ce13" office:value-type="string">
            <text:p>2020.01.07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3999999999993">
            <text:p>0.064</text:p>
          </table:table-cell>
          <table:table-cell table:number-columns-repeated="1007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4.45">
            <text:p>74.45</text:p>
          </table:table-cell>
          <table:table-cell table:style-name="ce13" office:value-type="string">
            <text:p>2020.01.07 19:0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4.463">
            <text:p>74.463</text:p>
          </table:table-cell>
          <table:table-cell table:style-name="ce13" office:value-type="string">
            <text:p>2020.01.07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9999999999993">
            <text:p>0.07</text:p>
          </table:table-cell>
          <table:table-cell table:number-columns-repeated="1007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4.454">
            <text:p>74.454</text:p>
          </table:table-cell>
          <table:table-cell table:style-name="ce13" office:value-type="string">
            <text:p>2020.01.07 19:1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4.502">
            <text:p>74.502</text:p>
          </table:table-cell>
          <table:table-cell table:style-name="ce13" office:value-type="string">
            <text:p>2020.01.07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6000000000003">
            <text:p>0.066</text:p>
          </table:table-cell>
          <table:table-cell table:number-columns-repeated="1007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4.493">
            <text:p>74.493</text:p>
          </table:table-cell>
          <table:table-cell table:style-name="ce13" office:value-type="string">
            <text:p>2020.01.07 19:1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4.532">
            <text:p>74.532</text:p>
          </table:table-cell>
          <table:table-cell table:style-name="ce13" office:value-type="string">
            <text:p>2020.01.07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7000000000001">
            <text:p>0.027</text:p>
          </table:table-cell>
          <table:table-cell table:number-columns-repeated="1007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4.522">
            <text:p>74.522</text:p>
          </table:table-cell>
          <table:table-cell table:style-name="ce13" office:value-type="string">
            <text:p>2020.01.07 19:2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7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4.508">
            <text:p>74.508</text:p>
          </table:table-cell>
          <table:table-cell table:style-name="ce13" office:value-type="string">
            <text:p>2020.01.07 19:2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4.536">
            <text:p>74.536</text:p>
          </table:table-cell>
          <table:table-cell table:style-name="ce13" office:value-type="string">
            <text:p>2020.01.07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2">
            <text:p>0.012</text:p>
          </table:table-cell>
          <table:table-cell table:number-columns-repeated="1007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7 19:3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19:3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7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4.518">
            <text:p>74.518</text:p>
          </table:table-cell>
          <table:table-cell table:style-name="ce13" office:value-type="string">
            <text:p>2020.01.07 19:4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7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table:number-columns-repeated="1007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7 19:4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7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4.524">
            <text:p>74.524</text:p>
          </table:table-cell>
          <table:table-cell table:style-name="ce13" office:value-type="string">
            <text:p>2020.01.07 19:5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7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4.527">
            <text:p>74.527</text:p>
          </table:table-cell>
          <table:table-cell table:style-name="ce13" office:value-type="string">
            <text:p>2020.01.07 19:55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2">
            <text:p>74.52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4.554">
            <text:p>74.554</text:p>
          </table:table-cell>
          <table:table-cell table:style-name="ce13" office:value-type="string">
            <text:p>2020.01.07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7 20:0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4.574">
            <text:p>74.574</text:p>
          </table:table-cell>
          <table:table-cell table:style-name="ce13" office:value-type="string">
            <text:p>2020.01.07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7 20:05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4.51">
            <text:p>74.51</text:p>
          </table:table-cell>
          <table:table-cell table:style-name="ce13" office:value-type="string">
            <text:p>2020.01.07 21:4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4.51">
            <text:p>74.51</text:p>
          </table:table-cell>
          <table:table-cell table:style-name="ce13" office:value-type="string">
            <text:p>2020.01.07 21:4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7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4.558">
            <text:p>74.558</text:p>
          </table:table-cell>
          <table:table-cell table:style-name="ce13" office:value-type="string">
            <text:p>2020.01.07 20:1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8">
            <text:p>74.49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8">
            <text:p>74.49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4.57">
            <text:p>74.57</text:p>
          </table:table-cell>
          <table:table-cell table:style-name="ce13" office:value-type="string">
            <text:p>2020.01.07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7 20:1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4.58">
            <text:p>74.58</text:p>
          </table:table-cell>
          <table:table-cell table:style-name="ce13" office:value-type="string">
            <text:p>2020.01.07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4.575">
            <text:p>74.575</text:p>
          </table:table-cell>
          <table:table-cell table:style-name="ce13" office:value-type="string">
            <text:p>2020.01.07 20:2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7 21:35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7 21:35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4.577">
            <text:p>74.577</text:p>
          </table:table-cell>
          <table:table-cell table:style-name="ce13" office:value-type="string">
            <text:p>2020.01.07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7 20:2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4.562">
            <text:p>74.562</text:p>
          </table:table-cell>
          <table:table-cell table:style-name="ce13" office:value-type="string">
            <text:p>2020.01.07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7 20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4.554">
            <text:p>74.554</text:p>
          </table:table-cell>
          <table:table-cell table:style-name="ce13" office:value-type="string">
            <text:p>2020.01.07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7 20:3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">
            <text:p>74.4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4.559">
            <text:p>74.559</text:p>
          </table:table-cell>
          <table:table-cell table:style-name="ce13" office:value-type="string">
            <text:p>2020.01.07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4.548">
            <text:p>74.548</text:p>
          </table:table-cell>
          <table:table-cell table:style-name="ce13" office:value-type="string">
            <text:p>2020.01.07 20:4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8">
            <text:p>74.48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4.558">
            <text:p>74.558</text:p>
          </table:table-cell>
          <table:table-cell table:style-name="ce13" office:value-type="string">
            <text:p>2020.01.07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20:4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4.552">
            <text:p>74.552</text:p>
          </table:table-cell>
          <table:table-cell table:style-name="ce13" office:value-type="string">
            <text:p>2020.01.07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7 20:5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7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4.537">
            <text:p>74.537</text:p>
          </table:table-cell>
          <table:table-cell table:style-name="ce13" office:value-type="string">
            <text:p>2020.01.07 20:5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7">
            <text:p>74.47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7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4.535">
            <text:p>74.535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7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4.521">
            <text:p>74.521</text:p>
          </table:table-cell>
          <table:table-cell table:style-name="ce13" office:value-type="string">
            <text:p>2020.01.07 21:0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4.541">
            <text:p>74.541</text:p>
          </table:table-cell>
          <table:table-cell table:style-name="ce13" office:value-type="string">
            <text:p>2020.01.07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21:1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">
            <text:p>74.4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">
            <text:p>74.4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7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4.53">
            <text:p>74.53</text:p>
          </table:table-cell>
          <table:table-cell table:style-name="ce13" office:value-type="string">
            <text:p>2020.01.07 21:1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4.55">
            <text:p>74.55</text:p>
          </table:table-cell>
          <table:table-cell table:style-name="ce13" office:value-type="string">
            <text:p>2020.01.07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21:2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6">
            <text:p>74.486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6">
            <text:p>74.486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4.553">
            <text:p>74.553</text:p>
          </table:table-cell>
          <table:table-cell table:style-name="ce13" office:value-type="string">
            <text:p>2020.01.07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4.543">
            <text:p>74.543</text:p>
          </table:table-cell>
          <table:table-cell table:style-name="ce13" office:value-type="string">
            <text:p>2020.01.07 21:2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3">
            <text:p>74.483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4.546">
            <text:p>74.546</text:p>
          </table:table-cell>
          <table:table-cell table:style-name="ce13" office:value-type="string">
            <text:p>2020.01.07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4.539">
            <text:p>74.539</text:p>
          </table:table-cell>
          <table:table-cell table:style-name="ce13" office:value-type="string">
            <text:p>2020.01.07 21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9">
            <text:p>74.47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4.549">
            <text:p>74.549</text:p>
          </table:table-cell>
          <table:table-cell table:style-name="ce13" office:value-type="string">
            <text:p>2020.01.07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21:3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">
            <text:p>74.4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">
            <text:p>74.4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4.542">
            <text:p>74.542</text:p>
          </table:table-cell>
          <table:table-cell table:style-name="ce13" office:value-type="string">
            <text:p>2020.01.07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4.51">
            <text:p>74.51</text:p>
          </table:table-cell>
          <table:table-cell table:style-name="ce13" office:value-type="string">
            <text:p>2020.01.07 21:4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7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table:number-columns-repeated="1007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4.526">
            <text:p>74.526</text:p>
          </table:table-cell>
          <table:table-cell table:style-name="ce13" office:value-type="string">
            <text:p>2020.01.07 21:4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2">
            <text:p>74.512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4.54">
            <text:p>74.54</text:p>
          </table:table-cell>
          <table:table-cell table:style-name="ce13" office:value-type="string">
            <text:p>2020.01.07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4.534">
            <text:p>74.534</text:p>
          </table:table-cell>
          <table:table-cell table:style-name="ce13" office:value-type="string">
            <text:p>2020.01.07 21:5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4">
            <text:p>74.474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4">
            <text:p>74.474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4.538">
            <text:p>74.538</text:p>
          </table:table-cell>
          <table:table-cell table:style-name="ce13" office:value-type="string">
            <text:p>2020.01.07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4.536">
            <text:p>74.536</text:p>
          </table:table-cell>
          <table:table-cell table:style-name="ce13" office:value-type="string">
            <text:p>2020.01.07 21:5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6">
            <text:p>74.476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6">
            <text:p>74.476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4.552">
            <text:p>74.552</text:p>
          </table:table-cell>
          <table:table-cell table:style-name="ce13" office:value-type="string">
            <text:p>2020.01.07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4.547">
            <text:p>74.547</text:p>
          </table:table-cell>
          <table:table-cell table:style-name="ce13" office:value-type="string">
            <text:p>2020.01.07 22:0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7">
            <text:p>74.48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7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4.554">
            <text:p>74.554</text:p>
          </table:table-cell>
          <table:table-cell table:style-name="ce13" office:value-type="string">
            <text:p>2020.01.07 22:0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4">
            <text:p>74.494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7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7 22:1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3">
            <text:p>74.503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4.566">
            <text:p>74.566</text:p>
          </table:table-cell>
          <table:table-cell table:style-name="ce13" office:value-type="string">
            <text:p>2020.01.07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4.564">
            <text:p>74.564</text:p>
          </table:table-cell>
          <table:table-cell table:style-name="ce13" office:value-type="string">
            <text:p>2020.01.07 22:1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4">
            <text:p>74.504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4.571">
            <text:p>74.571</text:p>
          </table:table-cell>
          <table:table-cell table:style-name="ce13" office:value-type="string">
            <text:p>2020.01.07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4.567">
            <text:p>74.567</text:p>
          </table:table-cell>
          <table:table-cell table:style-name="ce13" office:value-type="string">
            <text:p>2020.01.07 22:2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7">
            <text:p>74.50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7">
            <text:p>74.50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4.572">
            <text:p>74.572</text:p>
          </table:table-cell>
          <table:table-cell table:style-name="ce13" office:value-type="string">
            <text:p>2020.01.07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4.559">
            <text:p>74.559</text:p>
          </table:table-cell>
          <table:table-cell table:style-name="ce13" office:value-type="string">
            <text:p>2020.01.07 22:2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9">
            <text:p>74.49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9">
            <text:p>74.49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7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4.561">
            <text:p>74.561</text:p>
          </table:table-cell>
          <table:table-cell table:style-name="ce13" office:value-type="string">
            <text:p>2020.01.07 22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4.565">
            <text:p>74.565</text:p>
          </table:table-cell>
          <table:table-cell table:style-name="ce13" office:value-type="string">
            <text:p>2020.01.07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4.561">
            <text:p>74.561</text:p>
          </table:table-cell>
          <table:table-cell table:style-name="ce13" office:value-type="string">
            <text:p>2020.01.07 22:3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01">
            <text:p>74.501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4.563">
            <text:p>74.563</text:p>
          </table:table-cell>
          <table:table-cell table:style-name="ce13" office:value-type="string">
            <text:p>2020.01.07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4.549">
            <text:p>74.549</text:p>
          </table:table-cell>
          <table:table-cell table:style-name="ce13" office:value-type="string">
            <text:p>2020.01.07 22:4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9">
            <text:p>74.489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4.549">
            <text:p>74.549</text:p>
          </table:table-cell>
          <table:table-cell table:style-name="ce13" office:value-type="string">
            <text:p>2020.01.07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22:4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4.535">
            <text:p>74.535</text:p>
          </table:table-cell>
          <table:table-cell table:style-name="ce13" office:value-type="string">
            <text:p>2020.01.07 22:5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5">
            <text:p>74.47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4.549">
            <text:p>74.549</text:p>
          </table:table-cell>
          <table:table-cell table:style-name="ce13" office:value-type="string">
            <text:p>2020.01.07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22:5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4.556">
            <text:p>74.556</text:p>
          </table:table-cell>
          <table:table-cell table:style-name="ce13" office:value-type="string">
            <text:p>2020.01.07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4.557">
            <text:p>74.557</text:p>
          </table:table-cell>
          <table:table-cell table:style-name="ce13" office:value-type="string">
            <text:p>2020.01.07 23:0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97">
            <text:p>74.49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4.557">
            <text:p>74.557</text:p>
          </table:table-cell>
          <table:table-cell table:style-name="ce13" office:value-type="string">
            <text:p>2020.01.07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23:0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85">
            <text:p>74.48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4.545">
            <text:p>74.545</text:p>
          </table:table-cell>
          <table:table-cell table:style-name="ce13" office:value-type="string">
            <text:p>2020.01.07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7 23:1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4.538">
            <text:p>74.538</text:p>
          </table:table-cell>
          <table:table-cell table:style-name="ce13" office:value-type="string">
            <text:p>2020.01.07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4.53">
            <text:p>74.53</text:p>
          </table:table-cell>
          <table:table-cell table:style-name="ce13" office:value-type="string">
            <text:p>2020.01.07 23:1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">
            <text:p>74.4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7">
            <text:p>74.47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4.531">
            <text:p>74.531</text:p>
          </table:table-cell>
          <table:table-cell table:style-name="ce13" office:value-type="string">
            <text:p>2020.01.07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4.518">
            <text:p>74.518</text:p>
          </table:table-cell>
          <table:table-cell table:style-name="ce13" office:value-type="string">
            <text:p>2020.01.07 23:2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58">
            <text:p>74.45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58">
            <text:p>74.45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4.529">
            <text:p>74.529</text:p>
          </table:table-cell>
          <table:table-cell table:style-name="ce13" office:value-type="string">
            <text:p>2020.01.07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4.528">
            <text:p>74.528</text:p>
          </table:table-cell>
          <table:table-cell table:style-name="ce13" office:value-type="string">
            <text:p>2020.01.07 23:2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68">
            <text:p>74.468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4.53">
            <text:p>74.53</text:p>
          </table:table-cell>
          <table:table-cell table:style-name="ce13" office:value-type="string">
            <text:p>2020.01.07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455">
            <text:p>74.45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4.515">
            <text:p>74.515</text:p>
          </table:table-cell>
          <table:table-cell table:style-name="ce13" office:value-type="string">
            <text:p>2020.01.07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4.448">
            <text:p>74.448</text:p>
          </table:table-cell>
          <table:table-cell table:style-name="ce13" office:value-type="string">
            <text:p>2020.01.07 23:35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4.388">
            <text:p>74.388</text:p>
          </table:table-cell>
          <table:table-cell table:style-name="ce13" office:value-type="string">
            <text:p>2020.01.07 23:35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4.388">
            <text:p>74.388</text:p>
          </table:table-cell>
          <table:table-cell table:style-name="ce13" office:value-type="string">
            <text:p>2020.01.07 23:35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4.45">
            <text:p>74.45</text:p>
          </table:table-cell>
          <table:table-cell table:style-name="ce13" office:value-type="string">
            <text:p>2020.01.07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4.357">
            <text:p>74.357</text:p>
          </table:table-cell>
          <table:table-cell table:style-name="ce13" office:value-type="string">
            <text:p>2020.01.07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4.438">
            <text:p>74.438</text:p>
          </table:table-cell>
          <table:table-cell table:style-name="ce13" office:value-type="string">
            <text:p>2020.01.07 23:4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4.445">
            <text:p>74.445</text:p>
          </table:table-cell>
          <table:table-cell table:style-name="ce13" office:value-type="string">
            <text:p>2020.01.07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3cm" table:end-y="0.037cm" draw:z-index="0" draw:style-name="gr1" draw:text-style-name="P1" svg:width="26.289cm" svg:height="13.885cm" svg:x="1.452cm" svg:y="0.08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5'.U404" table:end-x="0.643cm" table:end-y="0.037cm" draw:z-index="0" draw:style-name="gr1" draw:text-style-name="P1" svg:width="26.289cm" svg:height="13.885cm" svg:x="1.452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number-columns-repeated="2"/>
          <table:table-cell/>
          <table:table-cell table:number-columns-repeated="1020"/>
        </table:table-row>
        <table:table-row table:style-name="ro3">
          <table:table-cell/>
          <table:table-cell table:number-columns-repeated="2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1022"/>
        </table:table-row>
        <table:table-row table:style-name="ro3">
          <table:table-cell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6'.U404" table:end-x="0.643cm" table:end-y="0.037cm" draw:z-index="0" draw:style-name="gr1" draw:text-style-name="P1" svg:width="26.289cm" svg:height="13.885cm" svg:x="1.452cm" svg:y="0.087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1'.A17:'1'.Q300" table:contains-header="false">
          <table:sort>
            <table:sort-by table:field-number="1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/02/27</text:date>, <text:time>14:39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2-27T14:39:56.04</dc:date>
    <dc:creator>iwabuchi ken</dc:creator>
    <meta:editing-duration>PT3H6M40S</meta:editing-duration>
    <meta:editing-cycles>30</meta:editing-cycles>
    <meta:generator>OpenOffice/4.1.3$Win32 OpenOffice.org_project/413m1$Build-9783</meta:generator>
    <meta:document-statistic meta:table-count="7" meta:cell-count="987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336cm" xlink:href="." xlink:type="simple" chart:class="chart:bar" chart:style-name="ch1">
        <chart:title svg:x="11.223cm" svg:y="0.402cm" chart:style-name="ch2">
          <text:p>st_idx / (exit - start)</text:p>
        </chart:title>
        <chart:legend chart:legend-position="end" svg:x="23.974cm" svg:y="6.356cm" style:legend-expansion="high" chart:style-name="ch3"/>
        <chart:plot-area chart:style-name="ch4" chart:data-source-has-labels="both" svg:x="1.563cm" svg:y="1.979cm" svg:width="21.361cm" svg:height="10.083cm">
          <chartooo:coordinate-region svg:x="2.39cm" svg:y="2.191cm" svg:width="20.285cm" svg:height="9.659cm"/>
          <chart:axis chart:dimension="x" chart:name="primary-x" chart:style-name="ch5" chartooo:axis-type="auto">
            <chartooo:date-scale/>
            <chart:title svg:x="11.762cm" svg:y="12.32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7.871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